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704890" table:style-name="ce5">
            <text:p>8.704.890</text:p>
          </table:table-cell>
          <table:table-cell office:value-type="float" office:value="1658600" table:style-name="ce5">
            <text:p>1.658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2694740" table:style-name="ce6">
            <text:p>12.694.740</text:p>
          </table:table-cell>
          <table:table-cell office:value-type="float" office:value="11716682" table:style-name="ce6">
            <text:p>11.716.682</text:p>
          </table:table-cell>
          <table:table-cell office:value-type="percentage" office:value="0.92295564934768259" table:style-name="ce7">
            <text:p>92,3%</text:p>
          </table:table-cell>
          <table:table-cell office:value-type="float" office:value="6483967" table:style-name="ce5">
            <text:p>6.483.967</text:p>
          </table:table-cell>
          <table:table-cell office:value-type="float" office:value="5817587" table:style-name="ce5">
            <text:p>5.817.587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14845" table:style-name="ce5">
            <text:p>1.414.845</text:p>
          </table:table-cell>
          <table:table-cell office:value-type="float" office:value="237600" table:style-name="ce5">
            <text:p>237.6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02845" table:style-name="ce6">
            <text:p>2.002.845</text:p>
          </table:table-cell>
          <table:table-cell office:value-type="float" office:value="1845534" table:style-name="ce6">
            <text:p>1.845.534</text:p>
          </table:table-cell>
          <table:table-cell office:value-type="percentage" office:value="0.92145622851493747" table:style-name="ce7">
            <text:p>92,1%</text:p>
          </table:table-cell>
          <table:table-cell office:value-type="float" office:value="1017072" table:style-name="ce5">
            <text:p>1.017.072</text:p>
          </table:table-cell>
          <table:table-cell office:value-type="float" office:value="934882" table:style-name="ce5">
            <text:p>934.882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29955" table:style-name="ce5">
            <text:p>1.129.955</text:p>
          </table:table-cell>
          <table:table-cell office:value-type="float" office:value="155400" table:style-name="ce5">
            <text:p>155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70955" table:style-name="ce6">
            <text:p>1.570.955</text:p>
          </table:table-cell>
          <table:table-cell office:value-type="float" office:value="1566114" table:style-name="ce6">
            <text:p>1.566.114</text:p>
          </table:table-cell>
          <table:table-cell office:value-type="percentage" office:value="0.99691843496471888" table:style-name="ce7">
            <text:p>99,7%</text:p>
          </table:table-cell>
          <table:table-cell office:value-type="float" office:value="841796" table:style-name="ce5">
            <text:p>841.796</text:p>
          </table:table-cell>
          <table:table-cell office:value-type="float" office:value="784423" table:style-name="ce5">
            <text:p>784.423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65680" table:style-name="ce5">
            <text:p>1.165.680</text:p>
          </table:table-cell>
          <table:table-cell office:value-type="float" office:value="278700" table:style-name="ce5">
            <text:p>278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763180" table:style-name="ce6">
            <text:p>1.763.180</text:p>
          </table:table-cell>
          <table:table-cell office:value-type="float" office:value="1490379" table:style-name="ce6">
            <text:p>1.490.379</text:p>
          </table:table-cell>
          <table:table-cell office:value-type="percentage" office:value="0.84527898456198458" table:style-name="ce7">
            <text:p>84,5%</text:p>
          </table:table-cell>
          <table:table-cell office:value-type="float" office:value="814196" table:style-name="ce5">
            <text:p>814.196</text:p>
          </table:table-cell>
          <table:table-cell office:value-type="float" office:value="759818" table:style-name="ce5">
            <text:p>759.818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160960" table:style-name="ce5">
            <text:p>2.160.96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242210" table:style-name="ce6">
            <text:p>3.242.210</text:p>
          </table:table-cell>
          <table:table-cell office:value-type="float" office:value="2921594" table:style-name="ce6">
            <text:p>2.921.594</text:p>
          </table:table-cell>
          <table:table-cell office:value-type="percentage" office:value="0.9011118958981682" table:style-name="ce7">
            <text:p>90,1%</text:p>
          </table:table-cell>
          <table:table-cell office:value-type="float" office:value="1614634" table:style-name="ce5">
            <text:p>1.614.634</text:p>
          </table:table-cell>
          <table:table-cell office:value-type="float" office:value="1459667" table:style-name="ce5">
            <text:p>1.459.667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24345" table:style-name="ce5">
            <text:p>624.345</text:p>
          </table:table-cell>
          <table:table-cell office:value-type="float" office:value="99000" table:style-name="ce5">
            <text:p>99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78495" table:style-name="ce6">
            <text:p>878.495</text:p>
          </table:table-cell>
          <table:table-cell office:value-type="float" office:value="805677" table:style-name="ce6">
            <text:p>805.677</text:p>
          </table:table-cell>
          <table:table-cell office:value-type="percentage" office:value="0.9171105128657534" table:style-name="ce7">
            <text:p>91,7%</text:p>
          </table:table-cell>
          <table:table-cell office:value-type="float" office:value="444534" table:style-name="ce5">
            <text:p>444.534</text:p>
          </table:table-cell>
          <table:table-cell office:value-type="float" office:value="392647" table:style-name="ce5">
            <text:p>392.647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649765" table:style-name="ce5">
            <text:p>2.649.765</text:p>
          </table:table-cell>
          <table:table-cell office:value-type="float" office:value="373900" table:style-name="ce5">
            <text:p>373.9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650915" table:style-name="ce6">
            <text:p>3.650.915</text:p>
          </table:table-cell>
          <table:table-cell office:value-type="float" office:value="3462518" table:style-name="ce6">
            <text:p>3.462.518</text:p>
          </table:table-cell>
          <table:table-cell office:value-type="percentage" office:value="0.94839731957605145" table:style-name="ce7">
            <text:p>94,8%</text:p>
          </table:table-cell>
          <table:table-cell office:value-type="float" office:value="1912720" table:style-name="ce5">
            <text:p>1.912.720</text:p>
          </table:table-cell>
          <table:table-cell office:value-type="float" office:value="1734664" table:style-name="ce5">
            <text:p>1.734.664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135115" table:style-name="ce5">
            <text:p>2.135.115</text:p>
          </table:table-cell>
          <table:table-cell office:value-type="float" office:value="387800" table:style-name="ce5">
            <text:p>387.8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3085190" table:style-name="ce6">
            <text:p>3.085.190</text:p>
          </table:table-cell>
          <table:table-cell office:value-type="float" office:value="2757579" table:style-name="ce6">
            <text:p>2.757.579</text:p>
          </table:table-cell>
          <table:table-cell office:value-type="percentage" office:value="0.89381172634424455" table:style-name="ce7">
            <text:p>89,4%</text:p>
          </table:table-cell>
          <table:table-cell office:value-type="float" office:value="1550314" table:style-name="ce5">
            <text:p>1.550.314</text:p>
          </table:table-cell>
          <table:table-cell office:value-type="float" office:value="1361174" table:style-name="ce5">
            <text:p>1.361.174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092340" table:style-name="ce5">
            <text:p>8.092.340</text:p>
          </table:table-cell>
          <table:table-cell office:value-type="float" office:value="1535500" table:style-name="ce5">
            <text:p>1.535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765440" table:style-name="ce6">
            <text:p>11.765.440</text:p>
          </table:table-cell>
          <table:table-cell office:value-type="float" office:value="10080806" table:style-name="ce6">
            <text:p>10.080.806</text:p>
          </table:table-cell>
          <table:table-cell office:value-type="percentage" office:value="0.85681504474120818" table:style-name="ce7">
            <text:p>85,7%</text:p>
          </table:table-cell>
          <table:table-cell office:value-type="float" office:value="5617695" table:style-name="ce5">
            <text:p>5.617.695</text:p>
          </table:table-cell>
          <table:table-cell office:value-type="float" office:value="5042407" table:style-name="ce5">
            <text:p>5.042.407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349430" table:style-name="ce5">
            <text:p>5.349.430</text:p>
          </table:table-cell>
          <table:table-cell office:value-type="float" office:value="1057200" table:style-name="ce5">
            <text:p>1.057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620680" table:style-name="ce6">
            <text:p>7.620.680</text:p>
          </table:table-cell>
          <table:table-cell office:value-type="float" office:value="6872586" table:style-name="ce6">
            <text:p>6.872.586</text:p>
          </table:table-cell>
          <table:table-cell office:value-type="percentage" office:value="0.90183369463092533" table:style-name="ce7">
            <text:p>90,2%</text:p>
          </table:table-cell>
          <table:table-cell office:value-type="float" office:value="3910225" table:style-name="ce5">
            <text:p>3.910.225</text:p>
          </table:table-cell>
          <table:table-cell office:value-type="float" office:value="3358717" table:style-name="ce5">
            <text:p>3.358.717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35565" table:style-name="ce5">
            <text:p>1.135.565</text:p>
          </table:table-cell>
          <table:table-cell office:value-type="float" office:value="187900" table:style-name="ce5">
            <text:p>187.9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03215" table:style-name="ce6">
            <text:p>1.603.215</text:p>
          </table:table-cell>
          <table:table-cell office:value-type="float" office:value="1554910" table:style-name="ce6">
            <text:p>1.554.910</text:p>
          </table:table-cell>
          <table:table-cell office:value-type="percentage" office:value="0.96986991763425368" table:style-name="ce7">
            <text:p>97,0%</text:p>
          </table:table-cell>
          <table:table-cell office:value-type="float" office:value="867429" table:style-name="ce5">
            <text:p>867.429</text:p>
          </table:table-cell>
          <table:table-cell office:value-type="float" office:value="766580" table:style-name="ce5">
            <text:p>766.580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911075" table:style-name="ce5">
            <text:p>2.911.075</text:p>
          </table:table-cell>
          <table:table-cell office:value-type="float" office:value="436400" table:style-name="ce5">
            <text:p>436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052675" table:style-name="ce6">
            <text:p>4.052.675</text:p>
          </table:table-cell>
          <table:table-cell office:value-type="float" office:value="3981108" table:style-name="ce6">
            <text:p>3.981.108</text:p>
          </table:table-cell>
          <table:table-cell office:value-type="percentage" office:value="0.98234079959532905" table:style-name="ce7">
            <text:p>98,2%</text:p>
          </table:table-cell>
          <table:table-cell office:value-type="float" office:value="2208103" table:style-name="ce5">
            <text:p>2.208.103</text:p>
          </table:table-cell>
          <table:table-cell office:value-type="float" office:value="1955204" table:style-name="ce5">
            <text:p>1.955.204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46385" table:style-name="ce5">
            <text:p>346.385</text:p>
          </table:table-cell>
          <table:table-cell office:value-type="float" office:value="58600" table:style-name="ce5">
            <text:p>58.6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81585" table:style-name="ce6">
            <text:p>481.585</text:p>
          </table:table-cell>
          <table:table-cell office:value-type="float" office:value="435253" table:style-name="ce6">
            <text:p>435.253</text:p>
          </table:table-cell>
          <table:table-cell office:value-type="percentage" office:value="0.90379268457281681" table:style-name="ce7">
            <text:p>90,4%</text:p>
          </table:table-cell>
          <table:table-cell office:value-type="float" office:value="247369" table:style-name="ce5">
            <text:p>247.369</text:p>
          </table:table-cell>
          <table:table-cell office:value-type="float" office:value="219160" table:style-name="ce5">
            <text:p>219.160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115859" table:style-name="ce5">
            <text:p>7.115.859</text:p>
          </table:table-cell>
          <table:table-cell office:value-type="float" office:value="1455000" table:style-name="ce5">
            <text:p>1.455.0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10261709" table:style-name="ce6">
            <text:p>10.261.709</text:p>
          </table:table-cell>
          <table:table-cell office:value-type="float" office:value="8890320" table:style-name="ce6">
            <text:p>8.890.320</text:p>
          </table:table-cell>
          <table:table-cell office:value-type="percentage" office:value="0.86635861531446667" table:style-name="ce7">
            <text:p>86,6%</text:p>
          </table:table-cell>
          <table:table-cell office:value-type="float" office:value="5034317" table:style-name="ce5">
            <text:p>5.034.317</text:p>
          </table:table-cell>
          <table:table-cell office:value-type="float" office:value="4492449" table:style-name="ce5">
            <text:p>4.492.449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575545" table:style-name="ce5">
            <text:p>1.575.545</text:p>
          </table:table-cell>
          <table:table-cell office:value-type="float" office:value="354400" table:style-name="ce5">
            <text:p>35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277945" table:style-name="ce6">
            <text:p>2.277.945</text:p>
          </table:table-cell>
          <table:table-cell office:value-type="float" office:value="2010347" table:style-name="ce6">
            <text:p>2.010.347</text:p>
          </table:table-cell>
          <table:table-cell office:value-type="percentage" office:value="0.88252657548799462" table:style-name="ce7">
            <text:p>88,3%</text:p>
          </table:table-cell>
          <table:table-cell office:value-type="float" office:value="1137471" table:style-name="ce5">
            <text:p>1.137.471</text:p>
          </table:table-cell>
          <table:table-cell office:value-type="float" office:value="975989" table:style-name="ce5">
            <text:p>975.989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87525" table:style-name="ce5">
            <text:p>687.525</text:p>
          </table:table-cell>
          <table:table-cell office:value-type="float" office:value="132400" table:style-name="ce5">
            <text:p>132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98375" table:style-name="ce6">
            <text:p>998.375</text:p>
          </table:table-cell>
          <table:table-cell office:value-type="float" office:value="899615" table:style-name="ce6">
            <text:p>899.615</text:p>
          </table:table-cell>
          <table:table-cell office:value-type="percentage" office:value="0.9010792537874045" table:style-name="ce7">
            <text:p>90,1%</text:p>
          </table:table-cell>
          <table:table-cell office:value-type="float" office:value="500842" table:style-name="ce5">
            <text:p>500.842</text:p>
          </table:table-cell>
          <table:table-cell office:value-type="float" office:value="453482" table:style-name="ce5">
            <text:p>453.482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326950" table:style-name="ce5">
            <text:p>2.326.950</text:p>
          </table:table-cell>
          <table:table-cell office:value-type="float" office:value="444700" table:style-name="ce5">
            <text:p>444.7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326700" table:style-name="ce6">
            <text:p>3.326.700</text:p>
          </table:table-cell>
          <table:table-cell office:value-type="float" office:value="3053269" table:style-name="ce6">
            <text:p>3.053.269</text:p>
          </table:table-cell>
          <table:table-cell office:value-type="percentage" office:value="0.91780713620104004" table:style-name="ce7">
            <text:p>91,8%</text:p>
          </table:table-cell>
          <table:table-cell office:value-type="float" office:value="1702818" table:style-name="ce5">
            <text:p>1.702.818</text:p>
          </table:table-cell>
          <table:table-cell office:value-type="float" office:value="1543316" table:style-name="ce5">
            <text:p>1.543.316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8560" table:style-name="ce5">
            <text:p>88.56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9210" table:style-name="ce6">
            <text:p>129.210</text:p>
          </table:table-cell>
          <table:table-cell office:value-type="float" office:value="101810" table:style-name="ce6">
            <text:p>101.810</text:p>
          </table:table-cell>
          <table:table-cell office:value-type="percentage" office:value="0.78794210974382783" table:style-name="ce7">
            <text:p>78,8%</text:p>
          </table:table-cell>
          <table:table-cell office:value-type="float" office:value="57190" table:style-name="ce5">
            <text:p>57.190</text:p>
          </table:table-cell>
          <table:table-cell office:value-type="float" office:value="51132" table:style-name="ce5">
            <text:p>51.132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9730" table:style-name="ce5">
            <text:p>89.73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9880" table:style-name="ce6">
            <text:p>129.880</text:p>
          </table:table-cell>
          <table:table-cell office:value-type="float" office:value="93092" table:style-name="ce6">
            <text:p>93.092</text:p>
          </table:table-cell>
          <table:table-cell office:value-type="percentage" office:value="0.71675392670157068" table:style-name="ce7">
            <text:p>71,7%</text:p>
          </table:table-cell>
          <table:table-cell office:value-type="float" office:value="53363" table:style-name="ce5">
            <text:p>53.363</text:p>
          </table:table-cell>
          <table:table-cell office:value-type="float" office:value="48176" table:style-name="ce5">
            <text:p>48.176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0421" table:style-name="ce6">
            <text:p>170.421</text:p>
          </table:table-cell>
          <table:table-cell office:value-type="percentage" office:value="0.79797066976326037" table:style-name="ce7">
            <text:p>79,8%</text:p>
          </table:table-cell>
          <table:table-cell office:value-type="float" office:value="91505" table:style-name="ce5">
            <text:p>91.505</text:p>
          </table:table-cell>
          <table:table-cell office:value-type="float" office:value="85063" table:style-name="ce5">
            <text:p>85.063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887" table:style-name="ce6">
            <text:p>4.887</text:p>
          </table:table-cell>
          <table:table-cell office:value-type="percentage" office:value="0.70928882438316398" table:style-name="ce7">
            <text:p>70,9%</text:p>
          </table:table-cell>
          <table:table-cell office:value-type="float" office:value="3645" table:style-name="ce5">
            <text:p>3.645</text:p>
          </table:table-cell>
          <table:table-cell office:value-type="float" office:value="3245" table:style-name="ce5">
            <text:p>3.245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9753887" table:style-name="ce11">
            <text:p>49.753.887</text:p>
          </table:table-cell>
          <table:table-cell office:value-type="float" office:value="9397180" table:style-name="ce12">
            <text:p>9.397.180</text:p>
          </table:table-cell>
          <table:table-cell office:value-type="float" office:value="9957000" table:style-name="ce13">
            <text:p>9.957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1756402" table:style-name="ce15">
            <text:p>71.756.402</text:p>
          </table:table-cell>
          <table:table-cell office:value-type="float" office:value="64714501" table:style-name="ce15">
            <text:p>64.714.501</text:p>
          </table:table-cell>
          <table:table-cell office:value-type="percentage" office:value="0.90186379467576983" table:style-name="ce16">
            <text:p>90,2%</text:p>
          </table:table-cell>
          <table:table-cell office:value-type="float" office:value="36111205" table:style-name="ce15">
            <text:p>36.111.205</text:p>
          </table:table-cell>
          <table:table-cell office:value-type="float" office:value="32239782" table:style-name="ce15">
            <text:p>32.239.782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03643" table:style-name="ce23">
            <text:p>4.403.643</text:p>
          </table:table-cell>
          <table:table-cell office:value-type="percentage" office:value="0.95107402975133359" table:style-name="ce24">
            <text:p>95,1%</text:p>
          </table:table-cell>
          <table:table-cell office:value-type="float" office:value="4325157" table:style-name="ce23">
            <text:p>4.325.157</text:p>
          </table:table-cell>
          <table:table-cell office:value-type="percentage" office:value="0.93412306522058863" table:style-name="ce24">
            <text:p>93,4%</text:p>
          </table:table-cell>
          <table:table-cell office:value-type="date" office:date-value="2021-08-25T00:00:00" table:style-name="ce25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7631" table:style-name="ce5">
            <text:p>737.631</text:p>
          </table:table-cell>
          <table:table-cell office:value-type="percentage" office:value="0.93686701264260075" table:style-name="ce26">
            <text:p>93,7%</text:p>
          </table:table-cell>
          <table:table-cell office:value-type="float" office:value="721181" table:style-name="ce5">
            <text:p>721.181</text:p>
          </table:table-cell>
          <table:table-cell office:value-type="percentage" office:value="0.91597382572668917" table:style-name="ce26">
            <text:p>91,6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7668" table:style-name="ce5">
            <text:p>647.668</text:p>
          </table:table-cell>
          <table:table-cell office:value-type="percentage" office:value="0.95757172532582258" table:style-name="ce26">
            <text:p>95,8%</text:p>
          </table:table-cell>
          <table:table-cell office:value-type="float" office:value="640123" table:style-name="ce5">
            <text:p>640.123</text:p>
          </table:table-cell>
          <table:table-cell office:value-type="percentage" office:value="0.94641650588070048" table:style-name="ce26">
            <text:p>94,6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6843" table:style-name="ce5">
            <text:p>546.843</text:p>
          </table:table-cell>
          <table:table-cell office:value-type="percentage" office:value="0.88306166412060882" table:style-name="ce26">
            <text:p>88,3%</text:p>
          </table:table-cell>
          <table:table-cell office:value-type="float" office:value="529454" table:style-name="ce5">
            <text:p>529.454</text:p>
          </table:table-cell>
          <table:table-cell office:value-type="percentage" office:value="0.85498128405285034" table:style-name="ce26">
            <text:p>85,5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3314" table:style-name="ce5">
            <text:p>1.093.314</text:p>
          </table:table-cell>
          <table:table-cell office:value-type="percentage" office:value="0.8974131881030456" table:style-name="ce26">
            <text:p>89,7%</text:p>
          </table:table-cell>
          <table:table-cell office:value-type="float" office:value="1061182" table:style-name="ce5">
            <text:p>1.061.182</text:p>
          </table:table-cell>
          <table:table-cell office:value-type="percentage" office:value="0.8710386236502653" table:style-name="ce26">
            <text:p>87,1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0768" table:style-name="ce5">
            <text:p>340.768</text:p>
          </table:table-cell>
          <table:table-cell office:value-type="percentage" office:value="0.94872294577182847" table:style-name="ce26">
            <text:p>94,9%</text:p>
          </table:table-cell>
          <table:table-cell office:value-type="float" office:value="334019" table:style-name="ce5">
            <text:p>334.019</text:p>
          </table:table-cell>
          <table:table-cell office:value-type="percentage" office:value="0.9299332379324361" table:style-name="ce26">
            <text:p>93,0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7167" table:style-name="ce5">
            <text:p>1.457.167</text:p>
          </table:table-cell>
          <table:table-cell office:value-type="percentage" office:value="0.95107765569582581" table:style-name="ce26">
            <text:p>95,1%</text:p>
          </table:table-cell>
          <table:table-cell office:value-type="float" office:value="1430864" table:style-name="ce5">
            <text:p>1.430.864</text:p>
          </table:table-cell>
          <table:table-cell office:value-type="percentage" office:value="0.93390996278364258" table:style-name="ce26">
            <text:p>93,4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9695" table:style-name="ce5">
            <text:p>1.079.695</text:p>
          </table:table-cell>
          <table:table-cell office:value-type="percentage" office:value="0.93819461219893263" table:style-name="ce26">
            <text:p>93,8%</text:p>
          </table:table-cell>
          <table:table-cell office:value-type="float" office:value="1040516" table:style-name="ce5">
            <text:p>1.040.516</text:p>
          </table:table-cell>
          <table:table-cell office:value-type="percentage" office:value="0.90415025086416489" table:style-name="ce26">
            <text:p>90,4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52571" table:style-name="ce5">
            <text:p>3.952.571</text:p>
          </table:table-cell>
          <table:table-cell office:value-type="percentage" office:value="0.91312771060066211" table:style-name="ce26">
            <text:p>91,3%</text:p>
          </table:table-cell>
          <table:table-cell office:value-type="float" office:value="3802281" table:style-name="ce5">
            <text:p>3.802.281</text:p>
          </table:table-cell>
          <table:table-cell office:value-type="percentage" office:value="0.87840753387868198" table:style-name="ce26">
            <text:p>87,8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45184" table:style-name="ce5">
            <text:p>2.745.184</text:p>
          </table:table-cell>
          <table:table-cell office:value-type="percentage" office:value="0.94692765854111172" table:style-name="ce26">
            <text:p>94,7%</text:p>
          </table:table-cell>
          <table:table-cell office:value-type="float" office:value="2675175" table:style-name="ce5">
            <text:p>2.675.175</text:p>
          </table:table-cell>
          <table:table-cell office:value-type="percentage" office:value="0.92277865488714728" table:style-name="ce26">
            <text:p>92,3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0358" table:style-name="ce5">
            <text:p>610.358</text:p>
          </table:table-cell>
          <table:table-cell office:value-type="percentage" office:value="0.98145968405886586" table:style-name="ce26">
            <text:p>98,1%</text:p>
          </table:table-cell>
          <table:table-cell office:value-type="float" office:value="600711" table:style-name="ce5">
            <text:p>600.711</text:p>
          </table:table-cell>
          <table:table-cell office:value-type="percentage" office:value="0.96594724451991354" table:style-name="ce26">
            <text:p>96,6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7308" table:style-name="ce5">
            <text:p>1.657.308</text:p>
          </table:table-cell>
          <table:table-cell office:value-type="percentage" office:value="0.96349458549236355" table:style-name="ce26">
            <text:p>96,3%</text:p>
          </table:table-cell>
          <table:table-cell office:value-type="float" office:value="1641818" table:style-name="ce5">
            <text:p>1.641.818</text:p>
          </table:table-cell>
          <table:table-cell office:value-type="percentage" office:value="0.95448930033759649" table:style-name="ce26">
            <text:p>95,4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0915" table:style-name="ce5">
            <text:p>180.915</text:p>
          </table:table-cell>
          <table:table-cell office:value-type="percentage" office:value="0.95894222971361331" table:style-name="ce26">
            <text:p>95,9%</text:p>
          </table:table-cell>
          <table:table-cell office:value-type="float" office:value="176127" table:style-name="ce5">
            <text:p>176.127</text:p>
          </table:table-cell>
          <table:table-cell office:value-type="percentage" office:value="0.9335633755784184" table:style-name="ce26">
            <text:p>93,4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92454" table:style-name="ce5">
            <text:p>3.492.454</text:p>
          </table:table-cell>
          <table:table-cell office:value-type="percentage" office:value="0.93574276313674221" table:style-name="ce26">
            <text:p>93,6%</text:p>
          </table:table-cell>
          <table:table-cell office:value-type="float" office:value="3406935" table:style-name="ce5">
            <text:p>3.406.935</text:p>
          </table:table-cell>
          <table:table-cell office:value-type="percentage" office:value="0.91282942330157435" table:style-name="ce26">
            <text:p>91,3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2568" table:style-name="ce5">
            <text:p>752.568</text:p>
          </table:table-cell>
          <table:table-cell office:value-type="percentage" office:value="0.9562587675605343" table:style-name="ce26">
            <text:p>95,6%</text:p>
          </table:table-cell>
          <table:table-cell office:value-type="float" office:value="712596" table:style-name="ce5">
            <text:p>712.596</text:p>
          </table:table-cell>
          <table:table-cell office:value-type="percentage" office:value="0.90546790818712264" table:style-name="ce26">
            <text:p>90,5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3191" table:style-name="ce5">
            <text:p>353.191</text:p>
          </table:table-cell>
          <table:table-cell office:value-type="percentage" office:value="0.9405935584210835" table:style-name="ce26">
            <text:p>94,1%</text:p>
          </table:table-cell>
          <table:table-cell office:value-type="float" office:value="346020" table:style-name="ce5">
            <text:p>346.020</text:p>
          </table:table-cell>
          <table:table-cell office:value-type="percentage" office:value="0.92149625297604776" table:style-name="ce26">
            <text:p>92,1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3015" table:style-name="ce5">
            <text:p>1.283.015</text:p>
          </table:table-cell>
          <table:table-cell office:value-type="percentage" office:value="0.94809201483824246" table:style-name="ce26">
            <text:p>94,8%</text:p>
          </table:table-cell>
          <table:table-cell office:value-type="float" office:value="1262137" table:style-name="ce5">
            <text:p>1.262.137</text:p>
          </table:table-cell>
          <table:table-cell office:value-type="percentage" office:value="0.93266408524599853" table:style-name="ce26">
            <text:p>93,3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777" table:style-name="ce5">
            <text:p>34.777</text:p>
          </table:table-cell>
          <table:table-cell office:value-type="percentage" office:value="0.89222125301452104" table:style-name="ce26">
            <text:p>89,2%</text:p>
          </table:table-cell>
          <table:table-cell office:value-type="float" office:value="33360" table:style-name="ce5">
            <text:p>33.360</text:p>
          </table:table-cell>
          <table:table-cell office:value-type="percentage" office:value="0.85586741238647446" table:style-name="ce26">
            <text:p>85,6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471" table:style-name="ce5">
            <text:p>31.471</text:p>
          </table:table-cell>
          <table:table-cell office:value-type="percentage" office:value="0.84542646071188721" table:style-name="ce26">
            <text:p>84,5%</text:p>
          </table:table-cell>
          <table:table-cell office:value-type="float" office:value="30614" table:style-name="ce5">
            <text:p>30.614</text:p>
          </table:table-cell>
          <table:table-cell office:value-type="percentage" office:value="0.82240429818670246" table:style-name="ce26">
            <text:p>82,2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99" table:style-name="ce5">
            <text:p>34.899</text:p>
          </table:table-cell>
          <table:table-cell office:value-type="string" table:style-name="ce26">
            <text:p>-</text:p>
          </table:table-cell>
          <table:table-cell office:value-type="float" office:value="33067" table:style-name="ce5">
            <text:p>33.067</text:p>
          </table:table-cell>
          <table:table-cell office:value-type="string" table:style-name="ce26">
            <text:p>-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77" table:style-name="ce5">
            <text:p>1.577</text:p>
          </table:table-cell>
          <table:table-cell office:value-type="string" table:style-name="ce26">
            <text:p>-</text:p>
          </table:table-cell>
          <table:table-cell office:value-type="float" office:value="1474" table:style-name="ce5">
            <text:p>1.474</text:p>
          </table:table-cell>
          <table:table-cell office:value-type="string" table:style-name="ce26">
            <text:p>-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437017" table:style-name="ce15">
            <text:p>25.437.017</text:p>
          </table:table-cell>
          <table:table-cell office:value-type="percentage" office:value="0.9401583702128814" table:style-name="ce16">
            <text:p>94,0%</text:p>
          </table:table-cell>
          <table:table-cell office:value-type="float" office:value="24804811" table:style-name="ce15">
            <text:p>24.804.811</text:p>
          </table:table-cell>
          <table:table-cell office:value-type="percentage" office:value="0.91679188181533056" table:style-name="ce16">
            <text:p>91,7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290" table:style-name="ce35">
            <text:p>433.290</text:p>
          </table:table-cell>
          <table:table-cell office:value-type="percentage" office:value="1" table:style-name="ce36">
            <text:p>100,0%</text:p>
          </table:table-cell>
          <table:table-cell office:value-type="float" office:value="652155" table:style-name="ce35">
            <text:p>652.155</text:p>
          </table:table-cell>
          <table:table-cell office:value-type="percentage" office:value="1" table:style-name="ce36">
            <text:p>100,0%</text:p>
          </table:table-cell>
          <table:table-cell office:value-type="float" office:value="918606" table:style-name="ce35">
            <text:p>918.606</text:p>
          </table:table-cell>
          <table:table-cell office:value-type="percentage" office:value="1" table:style-name="ce36">
            <text:p>100,0%</text:p>
          </table:table-cell>
          <table:table-cell office:value-type="float" office:value="1190908" table:style-name="ce35">
            <text:p>1.190.908</text:p>
          </table:table-cell>
          <table:table-cell office:value-type="percentage" office:value="0.94141362080155189" table:style-name="ce36">
            <text:p>94,1%</text:p>
          </table:table-cell>
          <table:table-cell office:value-type="float" office:value="1208684" table:style-name="ce35">
            <text:p>1.208.684</text:p>
          </table:table-cell>
          <table:table-cell office:value-type="percentage" office:value="0.8726242027732013" table:style-name="ce36">
            <text:p>87,3%</text:p>
          </table:table-cell>
          <table:table-cell office:value-type="float" office:value="871868" table:style-name="ce35">
            <text:p>871.868</text:p>
          </table:table-cell>
          <table:table-cell office:value-type="percentage" office:value="0.76465093925103733" table:style-name="ce36">
            <text:p>76,5%</text:p>
          </table:table-cell>
          <table:table-cell office:value-type="float" office:value="681100" table:style-name="ce35">
            <text:p>681.100</text:p>
          </table:table-cell>
          <table:table-cell office:value-type="percentage" office:value="0.73341287343647699" table:style-name="ce36">
            <text:p>73,3%</text:p>
          </table:table-cell>
          <table:table-cell office:value-type="float" office:value="527356" table:style-name="ce35">
            <text:p>527.356</text:p>
          </table:table-cell>
          <table:table-cell office:value-type="percentage" office:value="0.7004264802957072" table:style-name="ce36">
            <text:p>70,0%</text:p>
          </table:table-cell>
          <table:table-cell office:value-type="float" office:value="6483967" table:style-name="ce35">
            <text:p>6.483.96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7010047671925894" table:style-name="ce36">
            <text:p>87,0%</text:p>
          </table:table-cell>
          <table:table-cell office:value-type="percentage" office:value="0.76602695686681566" table:style-name="ce36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35" table:style-name="ce38">
            <text:p>101.035</text:p>
          </table:table-cell>
          <table:table-cell office:value-type="percentage" office:value="1" table:style-name="ce39">
            <text:p>100,0%</text:p>
          </table:table-cell>
          <table:table-cell office:value-type="float" office:value="118878" table:style-name="ce38">
            <text:p>118.878</text:p>
          </table:table-cell>
          <table:table-cell office:value-type="percentage" office:value="0.99935269639779745" table:style-name="ce39">
            <text:p>99,9%</text:p>
          </table:table-cell>
          <table:table-cell office:value-type="float" office:value="153004" table:style-name="ce38">
            <text:p>153.004</text:p>
          </table:table-cell>
          <table:table-cell office:value-type="percentage" office:value="0.97849290451310056" table:style-name="ce39">
            <text:p>97,8%</text:p>
          </table:table-cell>
          <table:table-cell office:value-type="float" office:value="182574" table:style-name="ce38">
            <text:p>182.574</text:p>
          </table:table-cell>
          <table:table-cell office:value-type="percentage" office:value="0.92085380246739235" table:style-name="ce39">
            <text:p>92,1%</text:p>
          </table:table-cell>
          <table:table-cell office:value-type="float" office:value="182140" table:style-name="ce38">
            <text:p>182.140</text:p>
          </table:table-cell>
          <table:table-cell office:value-type="percentage" office:value="0.84738744690452816" table:style-name="ce39">
            <text:p>84,7%</text:p>
          </table:table-cell>
          <table:table-cell office:value-type="float" office:value="117519" table:style-name="ce38">
            <text:p>117.519</text:p>
          </table:table-cell>
          <table:table-cell office:value-type="percentage" office:value="0.71533179942295755" table:style-name="ce39">
            <text:p>71,5%</text:p>
          </table:table-cell>
          <table:table-cell office:value-type="float" office:value="93182" table:style-name="ce38">
            <text:p>93.182</text:p>
          </table:table-cell>
          <table:table-cell office:value-type="percentage" office:value="0.71458040965943515" table:style-name="ce39">
            <text:p>71,5%</text:p>
          </table:table-cell>
          <table:table-cell office:value-type="float" office:value="68740" table:style-name="ce38">
            <text:p>68.740</text:p>
          </table:table-cell>
          <table:table-cell office:value-type="percentage" office:value="0.66667313231628667" table:style-name="ce39">
            <text:p>66,7%</text:p>
          </table:table-cell>
          <table:table-cell office:value-type="float" office:value="1017072" table:style-name="ce38">
            <text:p>1.017.07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581915631481335" table:style-name="ce39">
            <text:p>85,8%</text:p>
          </table:table-cell>
          <table:table-cell office:value-type="percentage" office:value="0.76506610921843154" table:style-name="ce39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53" table:style-name="ce38">
            <text:p>88.753</text:p>
          </table:table-cell>
          <table:table-cell office:value-type="percentage" office:value="1" table:style-name="ce39">
            <text:p>100,0%</text:p>
          </table:table-cell>
          <table:table-cell office:value-type="float" office:value="114027" table:style-name="ce38">
            <text:p>114.027</text:p>
          </table:table-cell>
          <table:table-cell office:value-type="percentage" office:value="1" table:style-name="ce39">
            <text:p>100,0%</text:p>
          </table:table-cell>
          <table:table-cell office:value-type="float" office:value="146611" table:style-name="ce38">
            <text:p>146.611</text:p>
          </table:table-cell>
          <table:table-cell office:value-type="percentage" office:value="0.97967952316039875" table:style-name="ce39">
            <text:p>98,0%</text:p>
          </table:table-cell>
          <table:table-cell office:value-type="float" office:value="151051" table:style-name="ce38">
            <text:p>151.051</text:p>
          </table:table-cell>
          <table:table-cell office:value-type="percentage" office:value="0.92871591502966588" table:style-name="ce39">
            <text:p>92,9%</text:p>
          </table:table-cell>
          <table:table-cell office:value-type="float" office:value="147226" table:style-name="ce38">
            <text:p>147.226</text:p>
          </table:table-cell>
          <table:table-cell office:value-type="percentage" office:value="0.88162976891246936" table:style-name="ce39">
            <text:p>88,2%</text:p>
          </table:table-cell>
          <table:table-cell office:value-type="float" office:value="86348" table:style-name="ce38">
            <text:p>86.348</text:p>
          </table:table-cell>
          <table:table-cell office:value-type="percentage" office:value="0.75445387108893758" table:style-name="ce39">
            <text:p>75,4%</text:p>
          </table:table-cell>
          <table:table-cell office:value-type="float" office:value="59231" table:style-name="ce38">
            <text:p>59.231</text:p>
          </table:table-cell>
          <table:table-cell office:value-type="percentage" office:value="0.74870751222965204" table:style-name="ce39">
            <text:p>74,9%</text:p>
          </table:table-cell>
          <table:table-cell office:value-type="float" office:value="48549" table:style-name="ce38">
            <text:p>48.549</text:p>
          </table:table-cell>
          <table:table-cell office:value-type="percentage" office:value="0.75857812499999999" table:style-name="ce39">
            <text:p>75,9%</text:p>
          </table:table-cell>
          <table:table-cell office:value-type="float" office:value="841796" table:style-name="ce38">
            <text:p>841.79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0135096212016574" table:style-name="ce39">
            <text:p>90,1%</text:p>
          </table:table-cell>
          <table:table-cell office:value-type="percentage" office:value="0.82627524578320821" table:style-name="ce3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23" table:style-name="ce38">
            <text:p>51.223</text:p>
          </table:table-cell>
          <table:table-cell office:value-type="percentage" office:value="1" table:style-name="ce39">
            <text:p>100,0%</text:p>
          </table:table-cell>
          <table:table-cell office:value-type="float" office:value="78746" table:style-name="ce38">
            <text:p>78.746</text:p>
          </table:table-cell>
          <table:table-cell office:value-type="percentage" office:value="0.97801679169357647" table:style-name="ce39">
            <text:p>97,8%</text:p>
          </table:table-cell>
          <table:table-cell office:value-type="float" office:value="108925" table:style-name="ce38">
            <text:p>108.925</text:p>
          </table:table-cell>
          <table:table-cell office:value-type="percentage" office:value="0.92914843343484232" table:style-name="ce39">
            <text:p>92,9%</text:p>
          </table:table-cell>
          <table:table-cell office:value-type="float" office:value="147157" table:style-name="ce38">
            <text:p>147.157</text:p>
          </table:table-cell>
          <table:table-cell office:value-type="percentage" office:value="0.88757335778090074" table:style-name="ce39">
            <text:p>88,8%</text:p>
          </table:table-cell>
          <table:table-cell office:value-type="float" office:value="160792" table:style-name="ce38">
            <text:p>160.792</text:p>
          </table:table-cell>
          <table:table-cell office:value-type="percentage" office:value="0.77989251692761385" table:style-name="ce39">
            <text:p>78,0%</text:p>
          </table:table-cell>
          <table:table-cell office:value-type="float" office:value="116378" table:style-name="ce38">
            <text:p>116.378</text:p>
          </table:table-cell>
          <table:table-cell office:value-type="percentage" office:value="0.63878322822155253" table:style-name="ce39">
            <text:p>63,9%</text:p>
          </table:table-cell>
          <table:table-cell office:value-type="float" office:value="86956" table:style-name="ce38">
            <text:p>86.956</text:p>
          </table:table-cell>
          <table:table-cell office:value-type="percentage" office:value="0.6303808847196648" table:style-name="ce39">
            <text:p>63,0%</text:p>
          </table:table-cell>
          <table:table-cell office:value-type="float" office:value="64019" table:style-name="ce38">
            <text:p>64.019</text:p>
          </table:table-cell>
          <table:table-cell office:value-type="percentage" office:value="0.67049643904482614" table:style-name="ce39">
            <text:p>67,0%</text:p>
          </table:table-cell>
          <table:table-cell office:value-type="float" office:value="814196" table:style-name="ce38">
            <text:p>814.19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8676390299429777" table:style-name="ce39">
            <text:p>78,7%</text:p>
          </table:table-cell>
          <table:table-cell office:value-type="percentage" office:value="0.69497747841948609" table:style-name="ce39">
            <text:p>69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611" table:style-name="ce38">
            <text:p>92.611</text:p>
          </table:table-cell>
          <table:table-cell office:value-type="percentage" office:value="1" table:style-name="ce39">
            <text:p>100,0%</text:p>
          </table:table-cell>
          <table:table-cell office:value-type="float" office:value="150620" table:style-name="ce38">
            <text:p>150.620</text:p>
          </table:table-cell>
          <table:table-cell office:value-type="percentage" office:value="0.97469116229106134" table:style-name="ce39">
            <text:p>97,5%</text:p>
          </table:table-cell>
          <table:table-cell office:value-type="float" office:value="222384" table:style-name="ce38">
            <text:p>222.384</text:p>
          </table:table-cell>
          <table:table-cell office:value-type="percentage" office:value="0.94594456638252256" table:style-name="ce39">
            <text:p>94,6%</text:p>
          </table:table-cell>
          <table:table-cell office:value-type="float" office:value="316782" table:style-name="ce38">
            <text:p>316.782</text:p>
          </table:table-cell>
          <table:table-cell office:value-type="percentage" office:value="0.90376934313233215" table:style-name="ce39">
            <text:p>90,4%</text:p>
          </table:table-cell>
          <table:table-cell office:value-type="float" office:value="310917" table:style-name="ce38">
            <text:p>310.917</text:p>
          </table:table-cell>
          <table:table-cell office:value-type="percentage" office:value="0.80148946700900181" table:style-name="ce39">
            <text:p>80,1%</text:p>
          </table:table-cell>
          <table:table-cell office:value-type="float" office:value="218701" table:style-name="ce38">
            <text:p>218.701</text:p>
          </table:table-cell>
          <table:table-cell office:value-type="percentage" office:value="0.70336791730720993" table:style-name="ce39">
            <text:p>70,3%</text:p>
          </table:table-cell>
          <table:table-cell office:value-type="float" office:value="174249" table:style-name="ce38">
            <text:p>174.249</text:p>
          </table:table-cell>
          <table:table-cell office:value-type="percentage" office:value="0.69215644215644212" table:style-name="ce39">
            <text:p>69,2%</text:p>
          </table:table-cell>
          <table:table-cell office:value-type="float" office:value="128370" table:style-name="ce38">
            <text:p>128.370</text:p>
          </table:table-cell>
          <table:table-cell office:value-type="percentage" office:value="0.71397186827366421" table:style-name="ce39">
            <text:p>71,4%</text:p>
          </table:table-cell>
          <table:table-cell office:value-type="float" office:value="1614634" table:style-name="ce38">
            <text:p>1.614.63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2346767143995181" table:style-name="ce39">
            <text:p>82,3%</text:p>
          </table:table-cell>
          <table:table-cell office:value-type="percentage" office:value="0.74203566990448322" table:style-name="ce39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51" table:style-name="ce38">
            <text:p>42.351</text:p>
          </table:table-cell>
          <table:table-cell office:value-type="percentage" office:value="1" table:style-name="ce39">
            <text:p>100,0%</text:p>
          </table:table-cell>
          <table:table-cell office:value-type="float" office:value="55936" table:style-name="ce38">
            <text:p>55.936</text:p>
          </table:table-cell>
          <table:table-cell office:value-type="percentage" office:value="1" table:style-name="ce39">
            <text:p>100,0%</text:p>
          </table:table-cell>
          <table:table-cell office:value-type="float" office:value="75749" table:style-name="ce38">
            <text:p>75.749</text:p>
          </table:table-cell>
          <table:table-cell office:value-type="percentage" office:value="0.97936518197685696" table:style-name="ce39">
            <text:p>97,9%</text:p>
          </table:table-cell>
          <table:table-cell office:value-type="float" office:value="82454" table:style-name="ce38">
            <text:p>82.454</text:p>
          </table:table-cell>
          <table:table-cell office:value-type="percentage" office:value="0.91652216442132406" table:style-name="ce39">
            <text:p>91,7%</text:p>
          </table:table-cell>
          <table:table-cell office:value-type="float" office:value="84278" table:style-name="ce38">
            <text:p>84.278</text:p>
          </table:table-cell>
          <table:table-cell office:value-type="percentage" office:value="0.86201147603023454" table:style-name="ce39">
            <text:p>86,2%</text:p>
          </table:table-cell>
          <table:table-cell office:value-type="float" office:value="50093" table:style-name="ce38">
            <text:p>50.093</text:p>
          </table:table-cell>
          <table:table-cell office:value-type="percentage" office:value="0.71081123267066815" table:style-name="ce39">
            <text:p>71,1%</text:p>
          </table:table-cell>
          <table:table-cell office:value-type="float" office:value="33191" table:style-name="ce38">
            <text:p>33.191</text:p>
          </table:table-cell>
          <table:table-cell office:value-type="percentage" office:value="0.65718245718245716" table:style-name="ce39">
            <text:p>65,7%</text:p>
          </table:table-cell>
          <table:table-cell office:value-type="float" office:value="20482" table:style-name="ce38">
            <text:p>20.482</text:p>
          </table:table-cell>
          <table:table-cell office:value-type="percentage" office:value="0.46589177262698178" table:style-name="ce39">
            <text:p>46,6%</text:p>
          </table:table-cell>
          <table:table-cell office:value-type="float" office:value="444534" table:style-name="ce38">
            <text:p>444.53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4814176716711787" table:style-name="ce39">
            <text:p>84,8%</text:p>
          </table:table-cell>
          <table:table-cell office:value-type="percentage" office:value="0.76261826541203115" table:style-name="ce3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40" table:style-name="ce38">
            <text:p>229.040</text:p>
          </table:table-cell>
          <table:table-cell office:value-type="percentage" office:value="1" table:style-name="ce39">
            <text:p>100,0%</text:p>
          </table:table-cell>
          <table:table-cell office:value-type="float" office:value="249843" table:style-name="ce38">
            <text:p>249.843</text:p>
          </table:table-cell>
          <table:table-cell office:value-type="percentage" office:value="1" table:style-name="ce39">
            <text:p>100,0%</text:p>
          </table:table-cell>
          <table:table-cell office:value-type="float" office:value="317448" table:style-name="ce38">
            <text:p>317.448</text:p>
          </table:table-cell>
          <table:table-cell office:value-type="percentage" office:value="0.99646237149807737" table:style-name="ce39">
            <text:p>99,6%</text:p>
          </table:table-cell>
          <table:table-cell office:value-type="float" office:value="347377" table:style-name="ce38">
            <text:p>347.377</text:p>
          </table:table-cell>
          <table:table-cell office:value-type="percentage" office:value="0.91133206532432609" table:style-name="ce39">
            <text:p>91,1%</text:p>
          </table:table-cell>
          <table:table-cell office:value-type="float" office:value="313459" table:style-name="ce38">
            <text:p>313.459</text:p>
          </table:table-cell>
          <table:table-cell office:value-type="percentage" office:value="0.86279847511044439" table:style-name="ce39">
            <text:p>86,3%</text:p>
          </table:table-cell>
          <table:table-cell office:value-type="float" office:value="202272" table:style-name="ce38">
            <text:p>202.272</text:p>
          </table:table-cell>
          <table:table-cell office:value-type="percentage" office:value="0.75535788306203155" table:style-name="ce39">
            <text:p>75,5%</text:p>
          </table:table-cell>
          <table:table-cell office:value-type="float" office:value="155036" table:style-name="ce38">
            <text:p>155.036</text:p>
          </table:table-cell>
          <table:table-cell office:value-type="percentage" office:value="0.73474687923566151" table:style-name="ce39">
            <text:p>73,5%</text:p>
          </table:table-cell>
          <table:table-cell office:value-type="float" office:value="98245" table:style-name="ce38">
            <text:p>98.245</text:p>
          </table:table-cell>
          <table:table-cell office:value-type="percentage" office:value="0.59419264312757802" table:style-name="ce39">
            <text:p>59,4%</text:p>
          </table:table-cell>
          <table:table-cell office:value-type="float" office:value="1912720" table:style-name="ce38">
            <text:p>1.912.72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7890516405950958" table:style-name="ce39">
            <text:p>87,9%</text:p>
          </table:table-cell>
          <table:table-cell office:value-type="percentage" office:value="0.7986578246102789" table:style-name="ce39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78" table:style-name="ce38">
            <text:p>137.678</text:p>
          </table:table-cell>
          <table:table-cell office:value-type="percentage" office:value="1" table:style-name="ce39">
            <text:p>100,0%</text:p>
          </table:table-cell>
          <table:table-cell office:value-type="float" office:value="157948" table:style-name="ce38">
            <text:p>157.948</text:p>
          </table:table-cell>
          <table:table-cell office:value-type="percentage" office:value="0.99275303109345636" table:style-name="ce39">
            <text:p>99,3%</text:p>
          </table:table-cell>
          <table:table-cell office:value-type="float" office:value="219951" table:style-name="ce38">
            <text:p>219.951</text:p>
          </table:table-cell>
          <table:table-cell office:value-type="percentage" office:value="1" table:style-name="ce39">
            <text:p>100,0%</text:p>
          </table:table-cell>
          <table:table-cell office:value-type="float" office:value="282387" table:style-name="ce38">
            <text:p>282.387</text:p>
          </table:table-cell>
          <table:table-cell office:value-type="percentage" office:value="0.91839741379871076" table:style-name="ce39">
            <text:p>91,8%</text:p>
          </table:table-cell>
          <table:table-cell office:value-type="float" office:value="281731" table:style-name="ce38">
            <text:p>281.731</text:p>
          </table:table-cell>
          <table:table-cell office:value-type="percentage" office:value="0.85216799503939744" table:style-name="ce39">
            <text:p>85,2%</text:p>
          </table:table-cell>
          <table:table-cell office:value-type="float" office:value="196592" table:style-name="ce38">
            <text:p>196.592</text:p>
          </table:table-cell>
          <table:table-cell office:value-type="percentage" office:value="0.7393428381239634" table:style-name="ce39">
            <text:p>73,9%</text:p>
          </table:table-cell>
          <table:table-cell office:value-type="float" office:value="158823" table:style-name="ce38">
            <text:p>158.823</text:p>
          </table:table-cell>
          <table:table-cell office:value-type="percentage" office:value="0.72824855907450625" table:style-name="ce39">
            <text:p>72,8%</text:p>
          </table:table-cell>
          <table:table-cell office:value-type="float" office:value="115204" table:style-name="ce38">
            <text:p>115.204</text:p>
          </table:table-cell>
          <table:table-cell office:value-type="percentage" office:value="0.66219851470351554" table:style-name="ce39">
            <text:p>66,2%</text:p>
          </table:table-cell>
          <table:table-cell office:value-type="float" office:value="1550314" table:style-name="ce38">
            <text:p>1.550.31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5710289343558987" table:style-name="ce39">
            <text:p>85,7%</text:p>
          </table:table-cell>
          <table:table-cell office:value-type="percentage" office:value="0.7580178376811112" table:style-name="ce39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803" table:style-name="ce38">
            <text:p>457.803</text:p>
          </table:table-cell>
          <table:table-cell office:value-type="percentage" office:value="1" table:style-name="ce39">
            <text:p>100,0%</text:p>
          </table:table-cell>
          <table:table-cell office:value-type="float" office:value="615782" table:style-name="ce38">
            <text:p>615.782</text:p>
          </table:table-cell>
          <table:table-cell office:value-type="percentage" office:value="0.96928971244718964" table:style-name="ce39">
            <text:p>96,9%</text:p>
          </table:table-cell>
          <table:table-cell office:value-type="float" office:value="790698" table:style-name="ce38">
            <text:p>790.698</text:p>
          </table:table-cell>
          <table:table-cell office:value-type="percentage" office:value="0.94402233089457299" table:style-name="ce39">
            <text:p>94,4%</text:p>
          </table:table-cell>
          <table:table-cell office:value-type="float" office:value="1000927" table:style-name="ce38">
            <text:p>1.000.927</text:p>
          </table:table-cell>
          <table:table-cell office:value-type="percentage" office:value="0.91678451702723995" table:style-name="ce39">
            <text:p>91,7%</text:p>
          </table:table-cell>
          <table:table-cell office:value-type="float" office:value="1087361" table:style-name="ce38">
            <text:p>1.087.361</text:p>
          </table:table-cell>
          <table:table-cell office:value-type="percentage" office:value="0.82578839647466684" table:style-name="ce39">
            <text:p>82,6%</text:p>
          </table:table-cell>
          <table:table-cell office:value-type="float" office:value="708796" table:style-name="ce38">
            <text:p>708.796</text:p>
          </table:table-cell>
          <table:table-cell office:value-type="percentage" office:value="0.67849963432798677" table:style-name="ce39">
            <text:p>67,8%</text:p>
          </table:table-cell>
          <table:table-cell office:value-type="float" office:value="548190" table:style-name="ce38">
            <text:p>548.190</text:p>
          </table:table-cell>
          <table:table-cell office:value-type="percentage" office:value="0.65343560585742633" table:style-name="ce39">
            <text:p>65,3%</text:p>
          </table:table-cell>
          <table:table-cell office:value-type="float" office:value="408138" table:style-name="ce38">
            <text:p>408.138</text:p>
          </table:table-cell>
          <table:table-cell office:value-type="percentage" office:value="0.62200418796463086" table:style-name="ce39">
            <text:p>62,2%</text:p>
          </table:table-cell>
          <table:table-cell office:value-type="float" office:value="5617695" table:style-name="ce38">
            <text:p>5.617.69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179092243272047" table:style-name="ce39">
            <text:p>81,8%</text:p>
          </table:table-cell>
          <table:table-cell office:value-type="percentage" office:value="0.72202431238488018" table:style-name="ce3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528" table:style-name="ce38">
            <text:p>296.528</text:p>
          </table:table-cell>
          <table:table-cell office:value-type="percentage" office:value="1" table:style-name="ce39">
            <text:p>100,0%</text:p>
          </table:table-cell>
          <table:table-cell office:value-type="float" office:value="433085" table:style-name="ce38">
            <text:p>433.085</text:p>
          </table:table-cell>
          <table:table-cell office:value-type="percentage" office:value="0.98909016996222554" table:style-name="ce39">
            <text:p>98,9%</text:p>
          </table:table-cell>
          <table:table-cell office:value-type="float" office:value="565237" table:style-name="ce38">
            <text:p>565.237</text:p>
          </table:table-cell>
          <table:table-cell office:value-type="percentage" office:value="0.97332486120868977" table:style-name="ce39">
            <text:p>97,3%</text:p>
          </table:table-cell>
          <table:table-cell office:value-type="float" office:value="709334" table:style-name="ce38">
            <text:p>709.334</text:p>
          </table:table-cell>
          <table:table-cell office:value-type="percentage" office:value="0.9428445344753793" table:style-name="ce39">
            <text:p>94,3%</text:p>
          </table:table-cell>
          <table:table-cell office:value-type="float" office:value="741000" table:style-name="ce38">
            <text:p>741.000</text:p>
          </table:table-cell>
          <table:table-cell office:value-type="percentage" office:value="0.87013908133980278" table:style-name="ce39">
            <text:p>87,0%</text:p>
          </table:table-cell>
          <table:table-cell office:value-type="float" office:value="479820" table:style-name="ce38">
            <text:p>479.820</text:p>
          </table:table-cell>
          <table:table-cell office:value-type="percentage" office:value="0.73959667611547586" table:style-name="ce39">
            <text:p>74,0%</text:p>
          </table:table-cell>
          <table:table-cell office:value-type="float" office:value="381037" table:style-name="ce38">
            <text:p>381.037</text:p>
          </table:table-cell>
          <table:table-cell office:value-type="percentage" office:value="0.73826352479820823" table:style-name="ce39">
            <text:p>73,8%</text:p>
          </table:table-cell>
          <table:table-cell office:value-type="float" office:value="304184" table:style-name="ce38">
            <text:p>304.184</text:p>
          </table:table-cell>
          <table:table-cell office:value-type="percentage" office:value="0.71651775724269839" table:style-name="ce39">
            <text:p>71,7%</text:p>
          </table:table-cell>
          <table:table-cell office:value-type="float" office:value="3910225" table:style-name="ce38">
            <text:p>3.910.225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7117315764720138" table:style-name="ce39">
            <text:p>87,1%</text:p>
          </table:table-cell>
          <table:table-cell office:value-type="percentage" office:value="0.77317620502266704" table:style-name="ce39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59" table:style-name="ce38">
            <text:p>78.159</text:p>
          </table:table-cell>
          <table:table-cell office:value-type="percentage" office:value="1" table:style-name="ce39">
            <text:p>100,0%</text:p>
          </table:table-cell>
          <table:table-cell office:value-type="float" office:value="95772" table:style-name="ce38">
            <text:p>95.772</text:p>
          </table:table-cell>
          <table:table-cell office:value-type="percentage" office:value="1" table:style-name="ce39">
            <text:p>100,0%</text:p>
          </table:table-cell>
          <table:table-cell office:value-type="float" office:value="131997" table:style-name="ce38">
            <text:p>131.997</text:p>
          </table:table-cell>
          <table:table-cell office:value-type="percentage" office:value="1" table:style-name="ce39">
            <text:p>100,0%</text:p>
          </table:table-cell>
          <table:table-cell office:value-type="float" office:value="160107" table:style-name="ce38">
            <text:p>160.107</text:p>
          </table:table-cell>
          <table:table-cell office:value-type="percentage" office:value="0.94616939296520419" table:style-name="ce39">
            <text:p>94,6%</text:p>
          </table:table-cell>
          <table:table-cell office:value-type="float" office:value="144323" table:style-name="ce38">
            <text:p>144.323</text:p>
          </table:table-cell>
          <table:table-cell office:value-type="percentage" office:value="0.9048804343737068" table:style-name="ce39">
            <text:p>90,5%</text:p>
          </table:table-cell>
          <table:table-cell office:value-type="float" office:value="109275" table:style-name="ce38">
            <text:p>109.275</text:p>
          </table:table-cell>
          <table:table-cell office:value-type="percentage" office:value="0.81866810509518351" table:style-name="ce39">
            <text:p>81,9%</text:p>
          </table:table-cell>
          <table:table-cell office:value-type="float" office:value="86248" table:style-name="ce38">
            <text:p>86.248</text:p>
          </table:table-cell>
          <table:table-cell office:value-type="percentage" office:value="0.76110130603600423" table:style-name="ce39">
            <text:p>76,1%</text:p>
          </table:table-cell>
          <table:table-cell office:value-type="float" office:value="61548" table:style-name="ce38">
            <text:p>61.548</text:p>
          </table:table-cell>
          <table:table-cell office:value-type="percentage" office:value="0.72623008849557524" table:style-name="ce39">
            <text:p>72,6%</text:p>
          </table:table-cell>
          <table:table-cell office:value-type="float" office:value="867429" table:style-name="ce38">
            <text:p>867.42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0979162755378695" table:style-name="ce39">
            <text:p>91,0%</text:p>
          </table:table-cell>
          <table:table-cell office:value-type="percentage" office:value="0.81526278046630274" table:style-name="ce3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74" table:style-name="ce38">
            <text:p>241.674</text:p>
          </table:table-cell>
          <table:table-cell office:value-type="percentage" office:value="1" table:style-name="ce39">
            <text:p>100,0%</text:p>
          </table:table-cell>
          <table:table-cell office:value-type="float" office:value="290352" table:style-name="ce38">
            <text:p>290.352</text:p>
          </table:table-cell>
          <table:table-cell office:value-type="percentage" office:value="1" table:style-name="ce39">
            <text:p>100,0%</text:p>
          </table:table-cell>
          <table:table-cell office:value-type="float" office:value="341787" table:style-name="ce38">
            <text:p>341.787</text:p>
          </table:table-cell>
          <table:table-cell office:value-type="percentage" office:value="0.98518420301677301" table:style-name="ce39">
            <text:p>98,5%</text:p>
          </table:table-cell>
          <table:table-cell office:value-type="float" office:value="385480" table:style-name="ce38">
            <text:p>385.480</text:p>
          </table:table-cell>
          <table:table-cell office:value-type="percentage" office:value="0.94971777998418283" table:style-name="ce39">
            <text:p>95,0%</text:p>
          </table:table-cell>
          <table:table-cell office:value-type="float" office:value="398015" table:style-name="ce38">
            <text:p>398.015</text:p>
          </table:table-cell>
          <table:table-cell office:value-type="percentage" office:value="0.89800573528781358" table:style-name="ce39">
            <text:p>89,8%</text:p>
          </table:table-cell>
          <table:table-cell office:value-type="float" office:value="246629" table:style-name="ce38">
            <text:p>246.629</text:p>
          </table:table-cell>
          <table:table-cell office:value-type="percentage" office:value="0.76259399891159152" table:style-name="ce39">
            <text:p>76,3%</text:p>
          </table:table-cell>
          <table:table-cell office:value-type="float" office:value="174549" table:style-name="ce38">
            <text:p>174.549</text:p>
          </table:table-cell>
          <table:table-cell office:value-type="percentage" office:value="0.75568553257627247" table:style-name="ce39">
            <text:p>75,6%</text:p>
          </table:table-cell>
          <table:table-cell office:value-type="float" office:value="129617" table:style-name="ce38">
            <text:p>129.617</text:p>
          </table:table-cell>
          <table:table-cell office:value-type="percentage" office:value="0.72006644186059432" table:style-name="ce39">
            <text:p>72,0%</text:p>
          </table:table-cell>
          <table:table-cell office:value-type="float" office:value="2208103" table:style-name="ce38">
            <text:p>2.208.10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9961527759047988" table:style-name="ce39">
            <text:p>90,0%</text:p>
          </table:table-cell>
          <table:table-cell office:value-type="percentage" office:value="0.81726533124535727" table:style-name="ce3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4" table:style-name="ce38">
            <text:p>23.334</text:p>
          </table:table-cell>
          <table:table-cell office:value-type="percentage" office:value="1" table:style-name="ce39">
            <text:p>100,0%</text:p>
          </table:table-cell>
          <table:table-cell office:value-type="float" office:value="28600" table:style-name="ce38">
            <text:p>28.600</text:p>
          </table:table-cell>
          <table:table-cell office:value-type="percentage" office:value="1" table:style-name="ce39">
            <text:p>100,0%</text:p>
          </table:table-cell>
          <table:table-cell office:value-type="float" office:value="37752" table:style-name="ce38">
            <text:p>37.752</text:p>
          </table:table-cell>
          <table:table-cell office:value-type="percentage" office:value="1" table:style-name="ce39">
            <text:p>100,0%</text:p>
          </table:table-cell>
          <table:table-cell office:value-type="float" office:value="44809" table:style-name="ce38">
            <text:p>44.809</text:p>
          </table:table-cell>
          <table:table-cell office:value-type="percentage" office:value="0.9401015441423296" table:style-name="ce39">
            <text:p>94,0%</text:p>
          </table:table-cell>
          <table:table-cell office:value-type="float" office:value="46420" table:style-name="ce38">
            <text:p>46.420</text:p>
          </table:table-cell>
          <table:table-cell office:value-type="percentage" office:value="0.87672578238615972" table:style-name="ce39">
            <text:p>87,7%</text:p>
          </table:table-cell>
          <table:table-cell office:value-type="float" office:value="29019" table:style-name="ce38">
            <text:p>29.019</text:p>
          </table:table-cell>
          <table:table-cell office:value-type="percentage" office:value="0.73804013326890305" table:style-name="ce39">
            <text:p>73,8%</text:p>
          </table:table-cell>
          <table:table-cell office:value-type="float" office:value="20717" table:style-name="ce38">
            <text:p>20.717</text:p>
          </table:table-cell>
          <table:table-cell office:value-type="percentage" office:value="0.68018254645741683" table:style-name="ce39">
            <text:p>68,0%</text:p>
          </table:table-cell>
          <table:table-cell office:value-type="float" office:value="16718" table:style-name="ce38">
            <text:p>16.718</text:p>
          </table:table-cell>
          <table:table-cell office:value-type="percentage" office:value="0.65478615071283097" table:style-name="ce39">
            <text:p>65,5%</text:p>
          </table:table-cell>
          <table:table-cell office:value-type="float" office:value="247369" table:style-name="ce38">
            <text:p>247.36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711096242560834" table:style-name="ce39">
            <text:p>87,1%</text:p>
          </table:table-cell>
          <table:table-cell office:value-type="percentage" office:value="0.77323593215676711" table:style-name="ce39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221" table:style-name="ce38">
            <text:p>373.221</text:p>
          </table:table-cell>
          <table:table-cell office:value-type="percentage" office:value="1" table:style-name="ce39">
            <text:p>100,0%</text:p>
          </table:table-cell>
          <table:table-cell office:value-type="float" office:value="509401" table:style-name="ce38">
            <text:p>509.401</text:p>
          </table:table-cell>
          <table:table-cell office:value-type="percentage" office:value="0.9682938558891121" table:style-name="ce39">
            <text:p>96,8%</text:p>
          </table:table-cell>
          <table:table-cell office:value-type="float" office:value="682646" table:style-name="ce38">
            <text:p>682.646</text:p>
          </table:table-cell>
          <table:table-cell office:value-type="percentage" office:value="0.9706009898723631" table:style-name="ce39">
            <text:p>97,1%</text:p>
          </table:table-cell>
          <table:table-cell office:value-type="float" office:value="926500" table:style-name="ce38">
            <text:p>926.500</text:p>
          </table:table-cell>
          <table:table-cell office:value-type="percentage" office:value="0.95242207152057545" table:style-name="ce39">
            <text:p>95,2%</text:p>
          </table:table-cell>
          <table:table-cell office:value-type="float" office:value="1000686" table:style-name="ce38">
            <text:p>1.000.686</text:p>
          </table:table-cell>
          <table:table-cell office:value-type="percentage" office:value="0.85824261495354515" table:style-name="ce39">
            <text:p>85,8%</text:p>
          </table:table-cell>
          <table:table-cell office:value-type="float" office:value="695708" table:style-name="ce38">
            <text:p>695.708</text:p>
          </table:table-cell>
          <table:table-cell office:value-type="percentage" office:value="0.73260182806116003" table:style-name="ce39">
            <text:p>73,3%</text:p>
          </table:table-cell>
          <table:table-cell office:value-type="float" office:value="527804" table:style-name="ce38">
            <text:p>527.804</text:p>
          </table:table-cell>
          <table:table-cell office:value-type="percentage" office:value="0.71087107310010433" table:style-name="ce39">
            <text:p>71,1%</text:p>
          </table:table-cell>
          <table:table-cell office:value-type="float" office:value="318351" table:style-name="ce38">
            <text:p>318.351</text:p>
          </table:table-cell>
          <table:table-cell office:value-type="percentage" office:value="0.57511625134136168" table:style-name="ce39">
            <text:p>57,5%</text:p>
          </table:table-cell>
          <table:table-cell office:value-type="float" office:value="5034317" table:style-name="ce38">
            <text:p>5.034.31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4214955761494303" table:style-name="ce39">
            <text:p>84,2%</text:p>
          </table:table-cell>
          <table:table-cell office:value-type="percentage" office:value="0.74253689736467621" table:style-name="ce39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53" table:style-name="ce38">
            <text:p>73.753</text:p>
          </table:table-cell>
          <table:table-cell office:value-type="percentage" office:value="1" table:style-name="ce39">
            <text:p>100,0%</text:p>
          </table:table-cell>
          <table:table-cell office:value-type="float" office:value="102650" table:style-name="ce38">
            <text:p>102.650</text:p>
          </table:table-cell>
          <table:table-cell office:value-type="percentage" office:value="0.99758015141060652" table:style-name="ce39">
            <text:p>99,8%</text:p>
          </table:table-cell>
          <table:table-cell office:value-type="float" office:value="146562" table:style-name="ce38">
            <text:p>146.562</text:p>
          </table:table-cell>
          <table:table-cell office:value-type="percentage" office:value="0.99763799358786731" table:style-name="ce39">
            <text:p>99,8%</text:p>
          </table:table-cell>
          <table:table-cell office:value-type="float" office:value="204360" table:style-name="ce38">
            <text:p>204.360</text:p>
          </table:table-cell>
          <table:table-cell office:value-type="percentage" office:value="0.95828487826837228" table:style-name="ce39">
            <text:p>95,8%</text:p>
          </table:table-cell>
          <table:table-cell office:value-type="float" office:value="225243" table:style-name="ce38">
            <text:p>225.243</text:p>
          </table:table-cell>
          <table:table-cell office:value-type="percentage" office:value="0.88623567322560459" table:style-name="ce39">
            <text:p>88,6%</text:p>
          </table:table-cell>
          <table:table-cell office:value-type="float" office:value="156218" table:style-name="ce38">
            <text:p>156.218</text:p>
          </table:table-cell>
          <table:table-cell office:value-type="percentage" office:value="0.74744381659593406" table:style-name="ce39">
            <text:p>74,7%</text:p>
          </table:table-cell>
          <table:table-cell office:value-type="float" office:value="127773" table:style-name="ce38">
            <text:p>127.773</text:p>
          </table:table-cell>
          <table:table-cell office:value-type="percentage" office:value="0.741796711717988" table:style-name="ce39">
            <text:p>74,2%</text:p>
          </table:table-cell>
          <table:table-cell office:value-type="float" office:value="100912" table:style-name="ce38">
            <text:p>100.912</text:p>
          </table:table-cell>
          <table:table-cell office:value-type="percentage" office:value="0.71117876724879137" table:style-name="ce39">
            <text:p>71,1%</text:p>
          </table:table-cell>
          <table:table-cell office:value-type="float" office:value="1137471" table:style-name="ce38">
            <text:p>1.137.47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682076759911368" table:style-name="ce39">
            <text:p>86,8%</text:p>
          </table:table-cell>
          <table:table-cell office:value-type="percentage" office:value="0.75266848458661073" table:style-name="ce39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46" table:style-name="ce38">
            <text:p>42.446</text:p>
          </table:table-cell>
          <table:table-cell office:value-type="percentage" office:value="1" table:style-name="ce39">
            <text:p>100,0%</text:p>
          </table:table-cell>
          <table:table-cell office:value-type="float" office:value="55779" table:style-name="ce38">
            <text:p>55.779</text:p>
          </table:table-cell>
          <table:table-cell office:value-type="percentage" office:value="0.99976699168339545" table:style-name="ce39">
            <text:p>100,0%</text:p>
          </table:table-cell>
          <table:table-cell office:value-type="float" office:value="71580" table:style-name="ce38">
            <text:p>71.580</text:p>
          </table:table-cell>
          <table:table-cell office:value-type="percentage" office:value="0.96934077243919614" table:style-name="ce39">
            <text:p>96,9%</text:p>
          </table:table-cell>
          <table:table-cell office:value-type="float" office:value="90390" table:style-name="ce38">
            <text:p>90.390</text:p>
          </table:table-cell>
          <table:table-cell office:value-type="percentage" office:value="0.93480464144621178" table:style-name="ce39">
            <text:p>93,5%</text:p>
          </table:table-cell>
          <table:table-cell office:value-type="float" office:value="92996" table:style-name="ce38">
            <text:p>92.996</text:p>
          </table:table-cell>
          <table:table-cell office:value-type="percentage" office:value="0.86105812855317498" table:style-name="ce39">
            <text:p>86,1%</text:p>
          </table:table-cell>
          <table:table-cell office:value-type="float" office:value="60091" table:style-name="ce38">
            <text:p>60.091</text:p>
          </table:table-cell>
          <table:table-cell office:value-type="percentage" office:value="0.73875413383164701" table:style-name="ce39">
            <text:p>73,9%</text:p>
          </table:table-cell>
          <table:table-cell office:value-type="float" office:value="49648" table:style-name="ce38">
            <text:p>49.648</text:p>
          </table:table-cell>
          <table:table-cell office:value-type="percentage" office:value="0.72875658696258461" table:style-name="ce39">
            <text:p>72,9%</text:p>
          </table:table-cell>
          <table:table-cell office:value-type="float" office:value="37912" table:style-name="ce38">
            <text:p>37.912</text:p>
          </table:table-cell>
          <table:table-cell office:value-type="percentage" office:value="0.67234163297155425" table:style-name="ce39">
            <text:p>67,2%</text:p>
          </table:table-cell>
          <table:table-cell office:value-type="float" office:value="500842" table:style-name="ce38">
            <text:p>500.84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615095105563908" table:style-name="ce39">
            <text:p>86,2%</text:p>
          </table:table-cell>
          <table:table-cell office:value-type="percentage" office:value="0.75747772600299157" table:style-name="ce39">
            <text:p>75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83" table:style-name="ce38">
            <text:p>163.883</text:p>
          </table:table-cell>
          <table:table-cell office:value-type="percentage" office:value="1" table:style-name="ce39">
            <text:p>100,0%</text:p>
          </table:table-cell>
          <table:table-cell office:value-type="float" office:value="213347" table:style-name="ce38">
            <text:p>213.347</text:p>
          </table:table-cell>
          <table:table-cell office:value-type="percentage" office:value="1" table:style-name="ce39">
            <text:p>100,0%</text:p>
          </table:table-cell>
          <table:table-cell office:value-type="float" office:value="276453" table:style-name="ce38">
            <text:p>276.453</text:p>
          </table:table-cell>
          <table:table-cell office:value-type="percentage" office:value="0.98691270495753591" table:style-name="ce39">
            <text:p>98,7%</text:p>
          </table:table-cell>
          <table:table-cell office:value-type="float" office:value="318116" table:style-name="ce38">
            <text:p>318.116</text:p>
          </table:table-cell>
          <table:table-cell office:value-type="percentage" office:value="0.93569859137529887" table:style-name="ce39">
            <text:p>93,6%</text:p>
          </table:table-cell>
          <table:table-cell office:value-type="float" office:value="311216" table:style-name="ce38">
            <text:p>311.216</text:p>
          </table:table-cell>
          <table:table-cell office:value-type="percentage" office:value="0.8593969618896925" table:style-name="ce39">
            <text:p>85,9%</text:p>
          </table:table-cell>
          <table:table-cell office:value-type="float" office:value="188090" table:style-name="ce38">
            <text:p>188.090</text:p>
          </table:table-cell>
          <table:table-cell office:value-type="percentage" office:value="0.72191538440871561" table:style-name="ce39">
            <text:p>72,2%</text:p>
          </table:table-cell>
          <table:table-cell office:value-type="float" office:value="135728" table:style-name="ce38">
            <text:p>135.728</text:p>
          </table:table-cell>
          <table:table-cell office:value-type="percentage" office:value="0.67347445096112812" table:style-name="ce39">
            <text:p>67,3%</text:p>
          </table:table-cell>
          <table:table-cell office:value-type="float" office:value="95985" table:style-name="ce38">
            <text:p>95.985</text:p>
          </table:table-cell>
          <table:table-cell office:value-type="percentage" office:value="0.56928579054126183" table:style-name="ce39">
            <text:p>56,9%</text:p>
          </table:table-cell>
          <table:table-cell office:value-type="float" office:value="1702818" table:style-name="ce38">
            <text:p>1.702.81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5829986042945794" table:style-name="ce39">
            <text:p>85,8%</text:p>
          </table:table-cell>
          <table:table-cell office:value-type="percentage" office:value="0.76686103695377261" table:style-name="ce39">
            <text:p>76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6" table:style-name="ce38">
            <text:p>2.386</text:p>
          </table:table-cell>
          <table:table-cell office:value-type="percentage" office:value="0.91593090211132433" table:style-name="ce39">
            <text:p>91,6%</text:p>
          </table:table-cell>
          <table:table-cell office:value-type="float" office:value="3870" table:style-name="ce38">
            <text:p>3.870</text:p>
          </table:table-cell>
          <table:table-cell office:value-type="percentage" office:value="0.89624826308476147" table:style-name="ce39">
            <text:p>89,6%</text:p>
          </table:table-cell>
          <table:table-cell office:value-type="float" office:value="7540" table:style-name="ce38">
            <text:p>7.540</text:p>
          </table:table-cell>
          <table:table-cell office:value-type="percentage" office:value="0.95965381188748888" table:style-name="ce39">
            <text:p>96,0%</text:p>
          </table:table-cell>
          <table:table-cell office:value-type="float" office:value="10288" table:style-name="ce38">
            <text:p>10.288</text:p>
          </table:table-cell>
          <table:table-cell office:value-type="percentage" office:value="0.89027345102111455" table:style-name="ce39">
            <text:p>89,0%</text:p>
          </table:table-cell>
          <table:table-cell office:value-type="float" office:value="10693" table:style-name="ce38">
            <text:p>10.693</text:p>
          </table:table-cell>
          <table:table-cell office:value-type="percentage" office:value="0.84583135579813318" table:style-name="ce39">
            <text:p>84,6%</text:p>
          </table:table-cell>
          <table:table-cell office:value-type="float" office:value="8490" table:style-name="ce38">
            <text:p>8.490</text:p>
          </table:table-cell>
          <table:table-cell office:value-type="percentage" office:value="0.71380527997309573" table:style-name="ce39">
            <text:p>71,4%</text:p>
          </table:table-cell>
          <table:table-cell office:value-type="float" office:value="7879" table:style-name="ce38">
            <text:p>7.879</text:p>
          </table:table-cell>
          <table:table-cell office:value-type="percentage" office:value="0.71842801130664724" table:style-name="ce39">
            <text:p>71,8%</text:p>
          </table:table-cell>
          <table:table-cell office:value-type="float" office:value="6044" table:style-name="ce38">
            <text:p>6.044</text:p>
          </table:table-cell>
          <table:table-cell office:value-type="percentage" office:value="0.66228358536050846" table:style-name="ce39">
            <text:p>66,2%</text:p>
          </table:table-cell>
          <table:table-cell office:value-type="float" office:value="57190" table:style-name="ce38">
            <text:p>57.19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0589022757697459" table:style-name="ce39">
            <text:p>80,6%</text:p>
          </table:table-cell>
          <table:table-cell office:value-type="percentage" office:value="0.67920001900192395" table:style-name="ce39">
            <text:p>67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9" table:style-name="ce38">
            <text:p>1.999</text:p>
          </table:table-cell>
          <table:table-cell office:value-type="percentage" office:value="0.85100042571306944" table:style-name="ce39">
            <text:p>85,1%</text:p>
          </table:table-cell>
          <table:table-cell office:value-type="float" office:value="3291" table:style-name="ce38">
            <text:p>3.291</text:p>
          </table:table-cell>
          <table:table-cell office:value-type="percentage" office:value="0.87806830309498396" table:style-name="ce39">
            <text:p>87,8%</text:p>
          </table:table-cell>
          <table:table-cell office:value-type="float" office:value="7027" table:style-name="ce38">
            <text:p>7.027</text:p>
          </table:table-cell>
          <table:table-cell office:value-type="percentage" office:value="0.89778970231250799" table:style-name="ce39">
            <text:p>89,8%</text:p>
          </table:table-cell>
          <table:table-cell office:value-type="float" office:value="9447" table:style-name="ce38">
            <text:p>9.447</text:p>
          </table:table-cell>
          <table:table-cell office:value-type="percentage" office:value="0.83609168953004687" table:style-name="ce39">
            <text:p>83,6%</text:p>
          </table:table-cell>
          <table:table-cell office:value-type="float" office:value="9707" table:style-name="ce38">
            <text:p>9.707</text:p>
          </table:table-cell>
          <table:table-cell office:value-type="percentage" office:value="0.80878186968838528" table:style-name="ce39">
            <text:p>80,9%</text:p>
          </table:table-cell>
          <table:table-cell office:value-type="float" office:value="8080" table:style-name="ce38">
            <text:p>8.080</text:p>
          </table:table-cell>
          <table:table-cell office:value-type="percentage" office:value="0.66595236132860791" table:style-name="ce39">
            <text:p>66,6%</text:p>
          </table:table-cell>
          <table:table-cell office:value-type="float" office:value="7740" table:style-name="ce38">
            <text:p>7.740</text:p>
          </table:table-cell>
          <table:table-cell office:value-type="percentage" office:value="0.6452688620258441" table:style-name="ce39">
            <text:p>64,5%</text:p>
          </table:table-cell>
          <table:table-cell office:value-type="float" office:value="6072" table:style-name="ce38">
            <text:p>6.072</text:p>
          </table:table-cell>
          <table:table-cell office:value-type="percentage" office:value="0.63421767286400665" table:style-name="ce39">
            <text:p>63,4%</text:p>
          </table:table-cell>
          <table:table-cell office:value-type="float" office:value="53363" table:style-name="ce38">
            <text:p>53.36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5236510778687948" table:style-name="ce39">
            <text:p>75,2%</text:p>
          </table:table-cell>
          <table:table-cell office:value-type="percentage" office:value="0.61283246818870873" table:style-name="ce39">
            <text:p>61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0" table:style-name="ce38">
            <text:p>3.510</text:p>
          </table:table-cell>
          <table:table-cell office:value-type="string" table:style-name="ce39">
            <text:p>-</text:p>
          </table:table-cell>
          <table:table-cell office:value-type="float" office:value="9472" table:style-name="ce38">
            <text:p>9.472</text:p>
          </table:table-cell>
          <table:table-cell office:value-type="string" table:style-name="ce39">
            <text:p>-</text:p>
          </table:table-cell>
          <table:table-cell office:value-type="float" office:value="21867" table:style-name="ce38">
            <text:p>21.867</text:p>
          </table:table-cell>
          <table:table-cell office:value-type="string" table:style-name="ce39">
            <text:p>-</text:p>
          </table:table-cell>
          <table:table-cell office:value-type="float" office:value="31510" table:style-name="ce38">
            <text:p>31.510</text:p>
          </table:table-cell>
          <table:table-cell office:value-type="string" table:style-name="ce39">
            <text:p>-</text:p>
          </table:table-cell>
          <table:table-cell office:value-type="float" office:value="24129" table:style-name="ce38">
            <text:p>24.129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505" table:style-name="ce38">
            <text:p>91.50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3" table:style-name="ce41">
            <text:p>163</text:p>
          </table:table-cell>
          <table:table-cell office:value-type="string" table:style-name="ce42">
            <text:p>-</text:p>
          </table:table-cell>
          <table:table-cell office:value-type="float" office:value="468" table:style-name="ce41">
            <text:p>468</text:p>
          </table:table-cell>
          <table:table-cell office:value-type="string" table:style-name="ce42">
            <text:p>-</text:p>
          </table:table-cell>
          <table:table-cell office:value-type="float" office:value="903" table:style-name="ce41">
            <text:p>903</text:p>
          </table:table-cell>
          <table:table-cell office:value-type="string" table:style-name="ce42">
            <text:p>-</text:p>
          </table:table-cell>
          <table:table-cell office:value-type="float" office:value="1011" table:style-name="ce41">
            <text:p>1.011</text:p>
          </table:table-cell>
          <table:table-cell office:value-type="string" table:style-name="ce42">
            <text:p>-</text:p>
          </table:table-cell>
          <table:table-cell office:value-type="float" office:value="924" table:style-name="ce41">
            <text:p>924</text:p>
          </table:table-cell>
          <table:table-cell office:value-type="string" table:style-name="ce42">
            <text:p>-</text:p>
          </table:table-cell>
          <table:table-cell office:value-type="float" office:value="133" table:style-name="ce41">
            <text:p>133</text:p>
          </table:table-cell>
          <table:table-cell office:value-type="string" table:style-name="ce42">
            <text:p>-</text:p>
          </table:table-cell>
          <table:table-cell office:value-type="float" office:value="3645" table:style-name="ce41">
            <text:p>3.64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1220" table:style-name="ce45">
            <text:p>2.931.220</text:p>
          </table:table-cell>
          <table:table-cell office:value-type="percentage" office:value="1" table:style-name="ce46">
            <text:p>100,0%</text:p>
          </table:table-cell>
          <table:table-cell office:value-type="float" office:value="3930122" table:style-name="ce45">
            <text:p>3.930.122</text:p>
          </table:table-cell>
          <table:table-cell office:value-type="percentage" office:value="0.9924437727349058" table:style-name="ce46">
            <text:p>99,2%</text:p>
          </table:table-cell>
          <table:table-cell office:value-type="float" office:value="5225630" table:style-name="ce45">
            <text:p>5.225.630</text:p>
          </table:table-cell>
          <table:table-cell office:value-type="percentage" office:value="0.97913503988955564" table:style-name="ce46">
            <text:p>97,9%</text:p>
          </table:table-cell>
          <table:table-cell office:value-type="float" office:value="6570388" table:style-name="ce45">
            <text:p>6.570.388</text:p>
          </table:table-cell>
          <table:table-cell office:value-type="percentage" office:value="0.93418201909599841" table:style-name="ce46">
            <text:p>93,4%</text:p>
          </table:table-cell>
          <table:table-cell office:value-type="float" office:value="6779657" table:style-name="ce45">
            <text:p>6.779.657</text:p>
          </table:table-cell>
          <table:table-cell office:value-type="percentage" office:value="0.85908298768699465" table:style-name="ce46">
            <text:p>85,9%</text:p>
          </table:table-cell>
          <table:table-cell office:value-type="float" office:value="4582508" table:style-name="ce45">
            <text:p>4.582.508</text:p>
          </table:table-cell>
          <table:table-cell office:value-type="percentage" office:value="0.73550747840870001" table:style-name="ce46">
            <text:p>73,6%</text:p>
          </table:table-cell>
          <table:table-cell office:value-type="float" office:value="3534134" table:style-name="ce45">
            <text:p>3.534.134</text:p>
          </table:table-cell>
          <table:table-cell office:value-type="percentage" office:value="0.71474040577271547" table:style-name="ce46">
            <text:p>71,5%</text:p>
          </table:table-cell>
          <table:table-cell office:value-type="float" office:value="2557546" table:style-name="ce45">
            <text:p>2.557.546</text:p>
          </table:table-cell>
          <table:table-cell office:value-type="percentage" office:value="0.65768899828888217" table:style-name="ce46">
            <text:p>65,8%</text:p>
          </table:table-cell>
          <table:table-cell office:value-type="float" office:value="36111205" table:style-name="ce45">
            <text:p>36.111.205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5734457076473747" table:style-name="ce46">
            <text:p>85,7%</text:p>
          </table:table-cell>
          <table:table-cell office:value-type="percentage" office:value="0.76102423573725164" table:style-name="ce46">
            <text:p>76,1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380" table:style-name="ce35">
            <text:p>426.380</text:p>
          </table:table-cell>
          <table:table-cell office:value-type="percentage" office:value="1" table:style-name="ce36">
            <text:p>100,0%</text:p>
          </table:table-cell>
          <table:table-cell office:value-type="float" office:value="646320" table:style-name="ce35">
            <text:p>646.320</text:p>
          </table:table-cell>
          <table:table-cell office:value-type="percentage" office:value="0.9937559676558817" table:style-name="ce36">
            <text:p>99,4%</text:p>
          </table:table-cell>
          <table:table-cell office:value-type="float" office:value="896039" table:style-name="ce35">
            <text:p>896.039</text:p>
          </table:table-cell>
          <table:table-cell office:value-type="percentage" office:value="0.97805155722826143" table:style-name="ce36">
            <text:p>97,8%</text:p>
          </table:table-cell>
          <table:table-cell office:value-type="float" office:value="1175491" table:style-name="ce35">
            <text:p>1.175.491</text:p>
          </table:table-cell>
          <table:table-cell office:value-type="percentage" office:value="0.92922647133921099" table:style-name="ce36">
            <text:p>92,9%</text:p>
          </table:table-cell>
          <table:table-cell office:value-type="float" office:value="1180927" table:style-name="ce35">
            <text:p>1.180.927</text:p>
          </table:table-cell>
          <table:table-cell office:value-type="percentage" office:value="0.85258469699966932" table:style-name="ce36">
            <text:p>85,3%</text:p>
          </table:table-cell>
          <table:table-cell office:value-type="float" office:value="799017" table:style-name="ce35">
            <text:p>799.017</text:p>
          </table:table-cell>
          <table:table-cell office:value-type="percentage" office:value="0.70075871522701383" table:style-name="ce36">
            <text:p>70,1%</text:p>
          </table:table-cell>
          <table:table-cell office:value-type="float" office:value="536074" table:style-name="ce35">
            <text:p>536.074</text:p>
          </table:table-cell>
          <table:table-cell office:value-type="percentage" office:value="0.57724794114606659" table:style-name="ce36">
            <text:p>57,7%</text:p>
          </table:table-cell>
          <table:table-cell office:value-type="float" office:value="157339" table:style-name="ce35">
            <text:p>157.339</text:p>
          </table:table-cell>
          <table:table-cell office:value-type="percentage" office:value="0.20897534489651445" table:style-name="ce36">
            <text:p>20,9%</text:p>
          </table:table-cell>
          <table:table-cell office:value-type="float" office:value="5817587" table:style-name="ce35">
            <text:p>5.817.58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8067720302335963" table:style-name="ce36">
            <text:p>78,1%</text:p>
          </table:table-cell>
          <table:table-cell office:value-type="percentage" office:value="0.68729968334477143" table:style-name="ce36">
            <text:p>6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70" table:style-name="ce38">
            <text:p>99.370</text:p>
          </table:table-cell>
          <table:table-cell office:value-type="percentage" office:value="1" table:style-name="ce39">
            <text:p>100,0%</text:p>
          </table:table-cell>
          <table:table-cell office:value-type="float" office:value="117883" table:style-name="ce38">
            <text:p>117.883</text:p>
          </table:table-cell>
          <table:table-cell office:value-type="percentage" office:value="0.9909881888108949" table:style-name="ce39">
            <text:p>99,1%</text:p>
          </table:table-cell>
          <table:table-cell office:value-type="float" office:value="148974" table:style-name="ce38">
            <text:p>148.974</text:p>
          </table:table-cell>
          <table:table-cell office:value-type="percentage" office:value="0.95272020311190975" table:style-name="ce39">
            <text:p>95,3%</text:p>
          </table:table-cell>
          <table:table-cell office:value-type="float" office:value="178584" table:style-name="ce38">
            <text:p>178.584</text:p>
          </table:table-cell>
          <table:table-cell office:value-type="percentage" office:value="0.90072932323242516" table:style-name="ce39">
            <text:p>90,1%</text:p>
          </table:table-cell>
          <table:table-cell office:value-type="float" office:value="176370" table:style-name="ce38">
            <text:p>176.370</text:p>
          </table:table-cell>
          <table:table-cell office:value-type="percentage" office:value="0.82054312073433422" table:style-name="ce39">
            <text:p>82,1%</text:p>
          </table:table-cell>
          <table:table-cell office:value-type="float" office:value="107249" table:style-name="ce38">
            <text:p>107.249</text:p>
          </table:table-cell>
          <table:table-cell office:value-type="percentage" office:value="0.65281886466284411" table:style-name="ce39">
            <text:p>65,3%</text:p>
          </table:table-cell>
          <table:table-cell office:value-type="float" office:value="76207" table:style-name="ce38">
            <text:p>76.207</text:p>
          </table:table-cell>
          <table:table-cell office:value-type="percentage" office:value="0.58440502756880697" table:style-name="ce39">
            <text:p>58,4%</text:p>
          </table:table-cell>
          <table:table-cell office:value-type="float" office:value="30245" table:style-name="ce38">
            <text:p>30.245</text:p>
          </table:table-cell>
          <table:table-cell office:value-type="percentage" office:value="0.29333035913450817" table:style-name="ce39">
            <text:p>29,3%</text:p>
          </table:table-cell>
          <table:table-cell office:value-type="float" office:value="934882" table:style-name="ce38">
            <text:p>934.88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8884075556013078" table:style-name="ce39">
            <text:p>78,9%</text:p>
          </table:table-cell>
          <table:table-cell office:value-type="percentage" office:value="0.70324080725685667" table:style-name="ce39">
            <text:p>7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20" table:style-name="ce38">
            <text:p>87.820</text:p>
          </table:table-cell>
          <table:table-cell office:value-type="percentage" office:value="0.99993168310067637" table:style-name="ce39">
            <text:p>100,0%</text:p>
          </table:table-cell>
          <table:table-cell office:value-type="float" office:value="113552" table:style-name="ce38">
            <text:p>113.552</text:p>
          </table:table-cell>
          <table:table-cell office:value-type="percentage" office:value="1" table:style-name="ce39">
            <text:p>100,0%</text:p>
          </table:table-cell>
          <table:table-cell office:value-type="float" office:value="144793" table:style-name="ce38">
            <text:p>144.793</text:p>
          </table:table-cell>
          <table:table-cell office:value-type="percentage" office:value="0.96753133937401437" table:style-name="ce39">
            <text:p>96,8%</text:p>
          </table:table-cell>
          <table:table-cell office:value-type="float" office:value="149401" table:style-name="ce38">
            <text:p>149.401</text:p>
          </table:table-cell>
          <table:table-cell office:value-type="percentage" office:value="0.91857112115343231" table:style-name="ce39">
            <text:p>91,9%</text:p>
          </table:table-cell>
          <table:table-cell office:value-type="float" office:value="144557" table:style-name="ce38">
            <text:p>144.557</text:p>
          </table:table-cell>
          <table:table-cell office:value-type="percentage" office:value="0.86564706305054706" table:style-name="ce39">
            <text:p>86,6%</text:p>
          </table:table-cell>
          <table:table-cell office:value-type="float" office:value="79729" table:style-name="ce38">
            <text:p>79.729</text:p>
          </table:table-cell>
          <table:table-cell office:value-type="percentage" office:value="0.69662126150055481" table:style-name="ce39">
            <text:p>69,7%</text:p>
          </table:table-cell>
          <table:table-cell office:value-type="float" office:value="48588" table:style-name="ce38">
            <text:p>48.588</text:p>
          </table:table-cell>
          <table:table-cell office:value-type="percentage" office:value="0.6141750199087358" table:style-name="ce39">
            <text:p>61,4%</text:p>
          </table:table-cell>
          <table:table-cell office:value-type="float" office:value="15983" table:style-name="ce38">
            <text:p>15.983</text:p>
          </table:table-cell>
          <table:table-cell office:value-type="percentage" office:value="0.24973437500000001" table:style-name="ce39">
            <text:p>25,0%</text:p>
          </table:table-cell>
          <table:table-cell office:value-type="float" office:value="784423" table:style-name="ce38">
            <text:p>784.42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3991896582923509" table:style-name="ce39">
            <text:p>84,0%</text:p>
          </table:table-cell>
          <table:table-cell office:value-type="percentage" office:value="0.76996007004428813" table:style-name="ce39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458" table:style-name="ce38">
            <text:p>50.458</text:p>
          </table:table-cell>
          <table:table-cell office:value-type="percentage" office:value="1" table:style-name="ce39">
            <text:p>100,0%</text:p>
          </table:table-cell>
          <table:table-cell office:value-type="float" office:value="78030" table:style-name="ce38">
            <text:p>78.030</text:p>
          </table:table-cell>
          <table:table-cell office:value-type="percentage" office:value="0.96912414923741863" table:style-name="ce39">
            <text:p>96,9%</text:p>
          </table:table-cell>
          <table:table-cell office:value-type="float" office:value="105044" table:style-name="ce38">
            <text:p>105.044</text:p>
          </table:table-cell>
          <table:table-cell office:value-type="percentage" office:value="0.89604285555868324" table:style-name="ce39">
            <text:p>89,6%</text:p>
          </table:table-cell>
          <table:table-cell office:value-type="float" office:value="142448" table:style-name="ce38">
            <text:p>142.448</text:p>
          </table:table-cell>
          <table:table-cell office:value-type="percentage" office:value="0.85917115508724529" table:style-name="ce39">
            <text:p>85,9%</text:p>
          </table:table-cell>
          <table:table-cell office:value-type="float" office:value="153474" table:style-name="ce38">
            <text:p>153.474</text:p>
          </table:table-cell>
          <table:table-cell office:value-type="percentage" office:value="0.74439788138059482" table:style-name="ce39">
            <text:p>74,4%</text:p>
          </table:table-cell>
          <table:table-cell office:value-type="float" office:value="104045" table:style-name="ce38">
            <text:p>104.045</text:p>
          </table:table-cell>
          <table:table-cell office:value-type="percentage" office:value="0.57108904587045184" table:style-name="ce39">
            <text:p>57,1%</text:p>
          </table:table-cell>
          <table:table-cell office:value-type="float" office:value="75418" table:style-name="ce38">
            <text:p>75.418</text:p>
          </table:table-cell>
          <table:table-cell office:value-type="percentage" office:value="0.54673703440576471" table:style-name="ce39">
            <text:p>54,7%</text:p>
          </table:table-cell>
          <table:table-cell office:value-type="float" office:value="50901" table:style-name="ce38">
            <text:p>50.901</text:p>
          </table:table-cell>
          <table:table-cell office:value-type="percentage" office:value="0.53310640971931289" table:style-name="ce39">
            <text:p>53,3%</text:p>
          </table:table-cell>
          <table:table-cell office:value-type="float" office:value="759818" table:style-name="ce38">
            <text:p>759.81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3421802028666483" table:style-name="ce39">
            <text:p>73,4%</text:p>
          </table:table-cell>
          <table:table-cell office:value-type="percentage" office:value="0.64856176853943903" table:style-name="ce39">
            <text:p>64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087" table:style-name="ce38">
            <text:p>91.087</text:p>
          </table:table-cell>
          <table:table-cell office:value-type="percentage" office:value="1" table:style-name="ce39">
            <text:p>100,0%</text:p>
          </table:table-cell>
          <table:table-cell office:value-type="float" office:value="148884" table:style-name="ce38">
            <text:p>148.884</text:p>
          </table:table-cell>
          <table:table-cell office:value-type="percentage" office:value="0.96345717040593792" table:style-name="ce39">
            <text:p>96,3%</text:p>
          </table:table-cell>
          <table:table-cell office:value-type="float" office:value="210572" table:style-name="ce38">
            <text:p>210.572</text:p>
          </table:table-cell>
          <table:table-cell office:value-type="percentage" office:value="0.89570040664931172" table:style-name="ce39">
            <text:p>89,6%</text:p>
          </table:table-cell>
          <table:table-cell office:value-type="float" office:value="310926" table:style-name="ce38">
            <text:p>310.926</text:p>
          </table:table-cell>
          <table:table-cell office:value-type="percentage" office:value="0.88706235449856208" table:style-name="ce39">
            <text:p>88,7%</text:p>
          </table:table-cell>
          <table:table-cell office:value-type="float" office:value="299713" table:style-name="ce38">
            <text:p>299.713</text:p>
          </table:table-cell>
          <table:table-cell office:value-type="percentage" office:value="0.77260752106082631" table:style-name="ce39">
            <text:p>77,3%</text:p>
          </table:table-cell>
          <table:table-cell office:value-type="float" office:value="192438" table:style-name="ce38">
            <text:p>192.438</text:p>
          </table:table-cell>
          <table:table-cell office:value-type="percentage" office:value="0.61890304694887022" table:style-name="ce39">
            <text:p>61,9%</text:p>
          </table:table-cell>
          <table:table-cell office:value-type="float" office:value="143186" table:style-name="ce38">
            <text:p>143.186</text:p>
          </table:table-cell>
          <table:table-cell office:value-type="percentage" office:value="0.56876717987829095" table:style-name="ce39">
            <text:p>56,9%</text:p>
          </table:table-cell>
          <table:table-cell office:value-type="float" office:value="62861" table:style-name="ce38">
            <text:p>62.861</text:p>
          </table:table-cell>
          <table:table-cell office:value-type="percentage" office:value="0.34962207378321108" table:style-name="ce39">
            <text:p>35,0%</text:p>
          </table:table-cell>
          <table:table-cell office:value-type="float" office:value="1459667" table:style-name="ce38">
            <text:p>1.459.66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4443408572329095" table:style-name="ce39">
            <text:p>74,4%</text:p>
          </table:table-cell>
          <table:table-cell office:value-type="percentage" office:value="0.67081764671279509" table:style-name="ce39">
            <text:p>67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64" table:style-name="ce38">
            <text:p>41.864</text:p>
          </table:table-cell>
          <table:table-cell office:value-type="percentage" office:value="1" table:style-name="ce39">
            <text:p>100,0%</text:p>
          </table:table-cell>
          <table:table-cell office:value-type="float" office:value="55619" table:style-name="ce38">
            <text:p>55.619</text:p>
          </table:table-cell>
          <table:table-cell office:value-type="percentage" office:value="1" table:style-name="ce39">
            <text:p>100,0%</text:p>
          </table:table-cell>
          <table:table-cell office:value-type="float" office:value="74633" table:style-name="ce38">
            <text:p>74.633</text:p>
          </table:table-cell>
          <table:table-cell office:value-type="percentage" office:value="0.96493632426142606" table:style-name="ce39">
            <text:p>96,5%</text:p>
          </table:table-cell>
          <table:table-cell office:value-type="float" office:value="80811" table:style-name="ce38">
            <text:p>80.811</text:p>
          </table:table-cell>
          <table:table-cell office:value-type="percentage" office:value="0.89825930372148854" table:style-name="ce39">
            <text:p>89,8%</text:p>
          </table:table-cell>
          <table:table-cell office:value-type="float" office:value="81092" table:style-name="ce38">
            <text:p>81.092</text:p>
          </table:table-cell>
          <table:table-cell office:value-type="percentage" office:value="0.82942445969581358" table:style-name="ce39">
            <text:p>82,9%</text:p>
          </table:table-cell>
          <table:table-cell office:value-type="float" office:value="40513" table:style-name="ce38">
            <text:p>40.513</text:p>
          </table:table-cell>
          <table:table-cell office:value-type="percentage" office:value="0.57487264626168888" table:style-name="ce39">
            <text:p>57,5%</text:p>
          </table:table-cell>
          <table:table-cell office:value-type="float" office:value="16420" table:style-name="ce38">
            <text:p>16.420</text:p>
          </table:table-cell>
          <table:table-cell office:value-type="percentage" office:value="0.3251163251163251" table:style-name="ce39">
            <text:p>32,5%</text:p>
          </table:table-cell>
          <table:table-cell office:value-type="float" office:value="1695" table:style-name="ce38">
            <text:p>1.695</text:p>
          </table:table-cell>
          <table:table-cell office:value-type="percentage" office:value="3.8555148647726495E-2" table:style-name="ce39">
            <text:p>3,9%</text:p>
          </table:table-cell>
          <table:table-cell office:value-type="float" office:value="392647" table:style-name="ce38">
            <text:p>392.64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4914476834812938" table:style-name="ce39">
            <text:p>74,9%</text:p>
          </table:table-cell>
          <table:table-cell office:value-type="percentage" office:value="0.67360376047554915" table:style-name="ce39">
            <text:p>67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184" table:style-name="ce38">
            <text:p>226.184</text:p>
          </table:table-cell>
          <table:table-cell office:value-type="percentage" office:value="1" table:style-name="ce39">
            <text:p>100,0%</text:p>
          </table:table-cell>
          <table:table-cell office:value-type="float" office:value="248217" table:style-name="ce38">
            <text:p>248.217</text:p>
          </table:table-cell>
          <table:table-cell office:value-type="percentage" office:value="1" table:style-name="ce39">
            <text:p>100,0%</text:p>
          </table:table-cell>
          <table:table-cell office:value-type="float" office:value="310120" table:style-name="ce38">
            <text:p>310.120</text:p>
          </table:table-cell>
          <table:table-cell office:value-type="percentage" office:value="0.97345993878992387" table:style-name="ce39">
            <text:p>97,3%</text:p>
          </table:table-cell>
          <table:table-cell office:value-type="float" office:value="341342" table:style-name="ce38">
            <text:p>341.342</text:p>
          </table:table-cell>
          <table:table-cell office:value-type="percentage" office:value="0.89549944251328129" table:style-name="ce39">
            <text:p>89,5%</text:p>
          </table:table-cell>
          <table:table-cell office:value-type="float" office:value="305001" table:style-name="ce38">
            <text:p>305.001</text:p>
          </table:table-cell>
          <table:table-cell office:value-type="percentage" office:value="0.83951776055930971" table:style-name="ce39">
            <text:p>84,0%</text:p>
          </table:table-cell>
          <table:table-cell office:value-type="float" office:value="187388" table:style-name="ce38">
            <text:p>187.388</text:p>
          </table:table-cell>
          <table:table-cell office:value-type="percentage" office:value="0.6997755645429321" table:style-name="ce39">
            <text:p>70,0%</text:p>
          </table:table-cell>
          <table:table-cell office:value-type="float" office:value="103481" table:style-name="ce38">
            <text:p>103.481</text:p>
          </table:table-cell>
          <table:table-cell office:value-type="percentage" office:value="0.49041733410424349" table:style-name="ce39">
            <text:p>49,0%</text:p>
          </table:table-cell>
          <table:table-cell office:value-type="float" office:value="12931" table:style-name="ce38">
            <text:p>12.931</text:p>
          </table:table-cell>
          <table:table-cell office:value-type="percentage" office:value="7.8207593956768393E-2" table:style-name="ce39">
            <text:p>7,8%</text:p>
          </table:table-cell>
          <table:table-cell office:value-type="float" office:value="1734664" table:style-name="ce38">
            <text:p>1.734.66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9708747098797794" table:style-name="ce39">
            <text:p>79,7%</text:p>
          </table:table-cell>
          <table:table-cell office:value-type="percentage" office:value="0.72431039392580454" table:style-name="ce39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99" table:style-name="ce38">
            <text:p>135.599</text:p>
          </table:table-cell>
          <table:table-cell office:value-type="percentage" office:value="1" table:style-name="ce39">
            <text:p>100,0%</text:p>
          </table:table-cell>
          <table:table-cell office:value-type="float" office:value="156471" table:style-name="ce38">
            <text:p>156.471</text:p>
          </table:table-cell>
          <table:table-cell office:value-type="percentage" office:value="0.98346961992696458" table:style-name="ce39">
            <text:p>98,3%</text:p>
          </table:table-cell>
          <table:table-cell office:value-type="float" office:value="210343" table:style-name="ce38">
            <text:p>210.343</text:p>
          </table:table-cell>
          <table:table-cell office:value-type="percentage" office:value="0.96291498049843438" table:style-name="ce39">
            <text:p>96,3%</text:p>
          </table:table-cell>
          <table:table-cell office:value-type="float" office:value="271837" table:style-name="ce38">
            <text:p>271.837</text:p>
          </table:table-cell>
          <table:table-cell office:value-type="percentage" office:value="0.8840860159100814" table:style-name="ce39">
            <text:p>88,4%</text:p>
          </table:table-cell>
          <table:table-cell office:value-type="float" office:value="266266" table:style-name="ce38">
            <text:p>266.266</text:p>
          </table:table-cell>
          <table:table-cell office:value-type="percentage" office:value="0.80539011811678585" table:style-name="ce39">
            <text:p>80,5%</text:p>
          </table:table-cell>
          <table:table-cell office:value-type="float" office:value="174609" table:style-name="ce38">
            <text:p>174.609</text:p>
          </table:table-cell>
          <table:table-cell office:value-type="percentage" office:value="0.65666921147344315" table:style-name="ce39">
            <text:p>65,7%</text:p>
          </table:table-cell>
          <table:table-cell office:value-type="float" office:value="121529" table:style-name="ce38">
            <text:p>121.529</text:p>
          </table:table-cell>
          <table:table-cell office:value-type="percentage" office:value="0.55724497796771044" table:style-name="ce39">
            <text:p>55,7%</text:p>
          </table:table-cell>
          <table:table-cell office:value-type="float" office:value="24520" table:style-name="ce38">
            <text:p>24.520</text:p>
          </table:table-cell>
          <table:table-cell office:value-type="percentage" office:value="0.14094222058722095" table:style-name="ce39">
            <text:p>14,1%</text:p>
          </table:table-cell>
          <table:table-cell office:value-type="float" office:value="1361174" table:style-name="ce38">
            <text:p>1.361.17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5253540500137106" table:style-name="ce39">
            <text:p>75,3%</text:p>
          </table:table-cell>
          <table:table-cell office:value-type="percentage" office:value="0.66553883418955706" table:style-name="ce39">
            <text:p>6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198" table:style-name="ce38">
            <text:p>450.198</text:p>
          </table:table-cell>
          <table:table-cell office:value-type="percentage" office:value="1" table:style-name="ce39">
            <text:p>100,0%</text:p>
          </table:table-cell>
          <table:table-cell office:value-type="float" office:value="607607" table:style-name="ce38">
            <text:p>607.607</text:p>
          </table:table-cell>
          <table:table-cell office:value-type="percentage" office:value="0.95642161399797254" table:style-name="ce39">
            <text:p>95,6%</text:p>
          </table:table-cell>
          <table:table-cell office:value-type="float" office:value="767255" table:style-name="ce38">
            <text:p>767.255</text:p>
          </table:table-cell>
          <table:table-cell office:value-type="percentage" office:value="0.91603349634185949" table:style-name="ce39">
            <text:p>91,6%</text:p>
          </table:table-cell>
          <table:table-cell office:value-type="float" office:value="939415" table:style-name="ce38">
            <text:p>939.415</text:p>
          </table:table-cell>
          <table:table-cell office:value-type="percentage" office:value="0.86044349594240599" table:style-name="ce39">
            <text:p>86,0%</text:p>
          </table:table-cell>
          <table:table-cell office:value-type="float" office:value="1037806" table:style-name="ce38">
            <text:p>1.037.806</text:p>
          </table:table-cell>
          <table:table-cell office:value-type="percentage" office:value="0.78815421243891237" table:style-name="ce39">
            <text:p>78,8%</text:p>
          </table:table-cell>
          <table:table-cell office:value-type="float" office:value="609245" table:style-name="ce38">
            <text:p>609.245</text:p>
          </table:table-cell>
          <table:table-cell office:value-type="percentage" office:value="0.58320378460961164" table:style-name="ce39">
            <text:p>58,3%</text:p>
          </table:table-cell>
          <table:table-cell office:value-type="float" office:value="438526" table:style-name="ce38">
            <text:p>438.526</text:p>
          </table:table-cell>
          <table:table-cell office:value-type="percentage" office:value="0.52271749301197357" table:style-name="ce39">
            <text:p>52,3%</text:p>
          </table:table-cell>
          <table:table-cell office:value-type="float" office:value="192355" table:style-name="ce38">
            <text:p>192.355</text:p>
          </table:table-cell>
          <table:table-cell office:value-type="percentage" office:value="0.29314990414011088" table:style-name="ce39">
            <text:p>29,3%</text:p>
          </table:table-cell>
          <table:table-cell office:value-type="float" office:value="5042407" table:style-name="ce38">
            <text:p>5.042.40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3415007367115293" table:style-name="ce39">
            <text:p>73,4%</text:p>
          </table:table-cell>
          <table:table-cell office:value-type="percentage" office:value="0.6480843917193273" table:style-name="ce39">
            <text:p>6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037" table:style-name="ce38">
            <text:p>292.037</text:p>
          </table:table-cell>
          <table:table-cell office:value-type="percentage" office:value="1" table:style-name="ce39">
            <text:p>100,0%</text:p>
          </table:table-cell>
          <table:table-cell office:value-type="float" office:value="429233" table:style-name="ce38">
            <text:p>429.233</text:p>
          </table:table-cell>
          <table:table-cell office:value-type="percentage" office:value="0.98029287766465234" table:style-name="ce39">
            <text:p>98,0%</text:p>
          </table:table-cell>
          <table:table-cell office:value-type="float" office:value="542080" table:style-name="ce38">
            <text:p>542.080</text:p>
          </table:table-cell>
          <table:table-cell office:value-type="percentage" office:value="0.93344905015773305" table:style-name="ce39">
            <text:p>93,3%</text:p>
          </table:table-cell>
          <table:table-cell office:value-type="float" office:value="697256" table:style-name="ce38">
            <text:p>697.256</text:p>
          </table:table-cell>
          <table:table-cell office:value-type="percentage" office:value="0.92679049464732421" table:style-name="ce39">
            <text:p>92,7%</text:p>
          </table:table-cell>
          <table:table-cell office:value-type="float" office:value="714569" table:style-name="ce38">
            <text:p>714.569</text:p>
          </table:table-cell>
          <table:table-cell office:value-type="percentage" office:value="0.83910177221849058" table:style-name="ce39">
            <text:p>83,9%</text:p>
          </table:table-cell>
          <table:table-cell office:value-type="float" office:value="420882" table:style-name="ce38">
            <text:p>420.882</text:p>
          </table:table-cell>
          <table:table-cell office:value-type="percentage" office:value="0.64874938151147032" table:style-name="ce39">
            <text:p>64,9%</text:p>
          </table:table-cell>
          <table:table-cell office:value-type="float" office:value="232450" table:style-name="ce38">
            <text:p>232.450</text:p>
          </table:table-cell>
          <table:table-cell office:value-type="percentage" office:value="0.45037452095031061" table:style-name="ce39">
            <text:p>45,0%</text:p>
          </table:table-cell>
          <table:table-cell office:value-type="float" office:value="30210" table:style-name="ce38">
            <text:p>30.210</text:p>
          </table:table-cell>
          <table:table-cell office:value-type="percentage" office:value="7.1160881066400339E-2" table:style-name="ce39">
            <text:p>7,1%</text:p>
          </table:table-cell>
          <table:table-cell office:value-type="float" office:value="3358717" table:style-name="ce38">
            <text:p>3.358.71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4830069741084859" table:style-name="ce39">
            <text:p>74,8%</text:p>
          </table:table-cell>
          <table:table-cell office:value-type="percentage" office:value="0.66412548224337908" table:style-name="ce39">
            <text:p>66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21" table:style-name="ce38">
            <text:p>77.021</text:p>
          </table:table-cell>
          <table:table-cell office:value-type="percentage" office:value="1" table:style-name="ce39">
            <text:p>100,0%</text:p>
          </table:table-cell>
          <table:table-cell office:value-type="float" office:value="95027" table:style-name="ce38">
            <text:p>95.027</text:p>
          </table:table-cell>
          <table:table-cell office:value-type="percentage" office:value="1" table:style-name="ce39">
            <text:p>100,0%</text:p>
          </table:table-cell>
          <table:table-cell office:value-type="float" office:value="129287" table:style-name="ce38">
            <text:p>129.287</text:p>
          </table:table-cell>
          <table:table-cell office:value-type="percentage" office:value="1.0318443378532607" table:style-name="ce39">
            <text:p>103,2%</text:p>
          </table:table-cell>
          <table:table-cell office:value-type="float" office:value="158076" table:style-name="ce38">
            <text:p>158.076</text:p>
          </table:table-cell>
          <table:table-cell office:value-type="percentage" office:value="0.93416698184568836" table:style-name="ce39">
            <text:p>93,4%</text:p>
          </table:table-cell>
          <table:table-cell office:value-type="float" office:value="141300" table:style-name="ce38">
            <text:p>141.300</text:p>
          </table:table-cell>
          <table:table-cell office:value-type="percentage" office:value="0.88592674332576771" table:style-name="ce39">
            <text:p>88,6%</text:p>
          </table:table-cell>
          <table:table-cell office:value-type="float" office:value="101990" table:style-name="ce38">
            <text:p>101.990</text:p>
          </table:table-cell>
          <table:table-cell office:value-type="percentage" office:value="0.76409023142217125" table:style-name="ce39">
            <text:p>76,4%</text:p>
          </table:table-cell>
          <table:table-cell office:value-type="float" office:value="56372" table:style-name="ce38">
            <text:p>56.372</text:p>
          </table:table-cell>
          <table:table-cell office:value-type="percentage" office:value="0.49745852453229794" table:style-name="ce39">
            <text:p>49,7%</text:p>
          </table:table-cell>
          <table:table-cell office:value-type="float" office:value="7507" table:style-name="ce38">
            <text:p>7.507</text:p>
          </table:table-cell>
          <table:table-cell office:value-type="percentage" office:value="8.8578171091445432E-2" table:style-name="ce39">
            <text:p>8,9%</text:p>
          </table:table-cell>
          <table:table-cell office:value-type="float" office:value="766580" table:style-name="ce38">
            <text:p>766.58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0401746523367568" table:style-name="ce39">
            <text:p>80,4%</text:p>
          </table:table-cell>
          <table:table-cell office:value-type="percentage" office:value="0.7204787276536273" table:style-name="ce39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798" table:style-name="ce38">
            <text:p>239.798</text:p>
          </table:table-cell>
          <table:table-cell office:value-type="percentage" office:value="1" table:style-name="ce39">
            <text:p>100,0%</text:p>
          </table:table-cell>
          <table:table-cell office:value-type="float" office:value="288946" table:style-name="ce38">
            <text:p>288.946</text:p>
          </table:table-cell>
          <table:table-cell office:value-type="percentage" office:value="0.99718389574892496" table:style-name="ce39">
            <text:p>99,7%</text:p>
          </table:table-cell>
          <table:table-cell office:value-type="float" office:value="338728" table:style-name="ce38">
            <text:p>338.728</text:p>
          </table:table-cell>
          <table:table-cell office:value-type="percentage" office:value="0.97636678609621042" table:style-name="ce39">
            <text:p>97,6%</text:p>
          </table:table-cell>
          <table:table-cell office:value-type="float" office:value="382299" table:style-name="ce38">
            <text:p>382.299</text:p>
          </table:table-cell>
          <table:table-cell office:value-type="percentage" office:value="0.9418806619543767" table:style-name="ce39">
            <text:p>94,2%</text:p>
          </table:table-cell>
          <table:table-cell office:value-type="float" office:value="392047" table:style-name="ce38">
            <text:p>392.047</text:p>
          </table:table-cell>
          <table:table-cell office:value-type="percentage" office:value="0.8845406693274912" table:style-name="ce39">
            <text:p>88,5%</text:p>
          </table:table-cell>
          <table:table-cell office:value-type="float" office:value="227626" table:style-name="ce38">
            <text:p>227.626</text:p>
          </table:table-cell>
          <table:table-cell office:value-type="percentage" office:value="0.70383540295849201" table:style-name="ce39">
            <text:p>70,4%</text:p>
          </table:table-cell>
          <table:table-cell office:value-type="float" office:value="65787" table:style-name="ce38">
            <text:p>65.787</text:p>
          </table:table-cell>
          <table:table-cell office:value-type="percentage" office:value="0.28481563418636163" table:style-name="ce39">
            <text:p>28,5%</text:p>
          </table:table-cell>
          <table:table-cell office:value-type="float" office:value="19973" table:style-name="ce38">
            <text:p>19.973</text:p>
          </table:table-cell>
          <table:table-cell office:value-type="percentage" office:value="0.11095679612459515" table:style-name="ce39">
            <text:p>11,1%</text:p>
          </table:table-cell>
          <table:table-cell office:value-type="float" office:value="1955204" table:style-name="ce38">
            <text:p>1.955.20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965803176781231" table:style-name="ce39">
            <text:p>79,7%</text:p>
          </table:table-cell>
          <table:table-cell office:value-type="percentage" office:value="0.72366209579546226" table:style-name="ce39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4" table:style-name="ce38">
            <text:p>23.104</text:p>
          </table:table-cell>
          <table:table-cell office:value-type="percentage" office:value="1" table:style-name="ce39">
            <text:p>100,0%</text:p>
          </table:table-cell>
          <table:table-cell office:value-type="float" office:value="28459" table:style-name="ce38">
            <text:p>28.459</text:p>
          </table:table-cell>
          <table:table-cell office:value-type="percentage" office:value="1" table:style-name="ce39">
            <text:p>100,0%</text:p>
          </table:table-cell>
          <table:table-cell office:value-type="float" office:value="36468" table:style-name="ce38">
            <text:p>36.468</text:p>
          </table:table-cell>
          <table:table-cell office:value-type="percentage" office:value="0.96685932446046985" table:style-name="ce39">
            <text:p>96,7%</text:p>
          </table:table-cell>
          <table:table-cell office:value-type="float" office:value="43638" table:style-name="ce38">
            <text:p>43.638</text:p>
          </table:table-cell>
          <table:table-cell office:value-type="percentage" office:value="0.91553373615307154" table:style-name="ce39">
            <text:p>91,6%</text:p>
          </table:table-cell>
          <table:table-cell office:value-type="float" office:value="44458" table:style-name="ce38">
            <text:p>44.458</text:p>
          </table:table-cell>
          <table:table-cell office:value-type="percentage" office:value="0.83966985853778309" table:style-name="ce39">
            <text:p>84,0%</text:p>
          </table:table-cell>
          <table:table-cell office:value-type="float" office:value="25610" table:style-name="ce38">
            <text:p>25.610</text:p>
          </table:table-cell>
          <table:table-cell office:value-type="percentage" office:value="0.65133904727994096" table:style-name="ce39">
            <text:p>65,1%</text:p>
          </table:table-cell>
          <table:table-cell office:value-type="float" office:value="13948" table:style-name="ce38">
            <text:p>13.948</text:p>
          </table:table-cell>
          <table:table-cell office:value-type="percentage" office:value="0.45794208418149585" table:style-name="ce39">
            <text:p>45,8%</text:p>
          </table:table-cell>
          <table:table-cell office:value-type="float" office:value="3475" table:style-name="ce38">
            <text:p>3.475</text:p>
          </table:table-cell>
          <table:table-cell office:value-type="percentage" office:value="0.13610371298762339" table:style-name="ce39">
            <text:p>13,6%</text:p>
          </table:table-cell>
          <table:table-cell office:value-type="float" office:value="219160" table:style-name="ce38">
            <text:p>219.16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7177166602105851" table:style-name="ce39">
            <text:p>77,2%</text:p>
          </table:table-cell>
          <table:table-cell office:value-type="percentage" office:value="0.68505910963571459" table:style-name="ce39">
            <text:p>68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492" table:style-name="ce38">
            <text:p>369.492</text:p>
          </table:table-cell>
          <table:table-cell office:value-type="percentage" office:value="1" table:style-name="ce39">
            <text:p>100,0%</text:p>
          </table:table-cell>
          <table:table-cell office:value-type="float" office:value="506257" table:style-name="ce38">
            <text:p>506.257</text:p>
          </table:table-cell>
          <table:table-cell office:value-type="percentage" office:value="0.96231758987684402" table:style-name="ce39">
            <text:p>96,2%</text:p>
          </table:table-cell>
          <table:table-cell office:value-type="float" office:value="668537" table:style-name="ce38">
            <text:p>668.537</text:p>
          </table:table-cell>
          <table:table-cell office:value-type="percentage" office:value="0.9505405055714089" table:style-name="ce39">
            <text:p>95,1%</text:p>
          </table:table-cell>
          <table:table-cell office:value-type="float" office:value="910045" table:style-name="ce38">
            <text:p>910.045</text:p>
          </table:table-cell>
          <table:table-cell office:value-type="percentage" office:value="0.93550668545811344" table:style-name="ce39">
            <text:p>93,6%</text:p>
          </table:table-cell>
          <table:table-cell office:value-type="float" office:value="952604" table:style-name="ce38">
            <text:p>952.604</text:p>
          </table:table-cell>
          <table:table-cell office:value-type="percentage" office:value="0.81700488262572568" table:style-name="ce39">
            <text:p>81,7%</text:p>
          </table:table-cell>
          <table:table-cell office:value-type="float" office:value="593591" table:style-name="ce38">
            <text:p>593.591</text:p>
          </table:table-cell>
          <table:table-cell office:value-type="percentage" office:value="0.62506950002106065" table:style-name="ce39">
            <text:p>62,5%</text:p>
          </table:table-cell>
          <table:table-cell office:value-type="float" office:value="388791" table:style-name="ce38">
            <text:p>388.791</text:p>
          </table:table-cell>
          <table:table-cell office:value-type="percentage" office:value="0.52364187346375302" table:style-name="ce39">
            <text:p>52,4%</text:p>
          </table:table-cell>
          <table:table-cell office:value-type="float" office:value="103132" table:style-name="ce38">
            <text:p>103.132</text:p>
          </table:table-cell>
          <table:table-cell office:value-type="percentage" office:value="0.18631287237463462" table:style-name="ce39">
            <text:p>18,6%</text:p>
          </table:table-cell>
          <table:table-cell office:value-type="float" office:value="4492449" table:style-name="ce38">
            <text:p>4.492.44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5150490880047749" table:style-name="ce39">
            <text:p>75,2%</text:p>
          </table:table-cell>
          <table:table-cell office:value-type="percentage" office:value="0.66261404318183426" table:style-name="ce39">
            <text:p>66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47" table:style-name="ce38">
            <text:p>72.547</text:p>
          </table:table-cell>
          <table:table-cell office:value-type="percentage" office:value="1" table:style-name="ce39">
            <text:p>100,0%</text:p>
          </table:table-cell>
          <table:table-cell office:value-type="float" office:value="100068" table:style-name="ce38">
            <text:p>100.068</text:p>
          </table:table-cell>
          <table:table-cell office:value-type="percentage" office:value="0.97248758491336162" table:style-name="ce39">
            <text:p>97,2%</text:p>
          </table:table-cell>
          <table:table-cell office:value-type="float" office:value="136546" table:style-name="ce38">
            <text:p>136.546</text:p>
          </table:table-cell>
          <table:table-cell office:value-type="percentage" office:value="0.92945973357656786" table:style-name="ce39">
            <text:p>92,9%</text:p>
          </table:table-cell>
          <table:table-cell office:value-type="float" office:value="194159" table:style-name="ce38">
            <text:p>194.159</text:p>
          </table:table-cell>
          <table:table-cell office:value-type="percentage" office:value="0.91045035075214764" table:style-name="ce39">
            <text:p>91,0%</text:p>
          </table:table-cell>
          <table:table-cell office:value-type="float" office:value="209276" table:style-name="ce38">
            <text:p>209.276</text:p>
          </table:table-cell>
          <table:table-cell office:value-type="percentage" office:value="0.82341230027109225" table:style-name="ce39">
            <text:p>82,3%</text:p>
          </table:table-cell>
          <table:table-cell office:value-type="float" office:value="138403" table:style-name="ce38">
            <text:p>138.403</text:p>
          </table:table-cell>
          <table:table-cell office:value-type="percentage" office:value="0.66220580565829201" table:style-name="ce39">
            <text:p>66,2%</text:p>
          </table:table-cell>
          <table:table-cell office:value-type="float" office:value="100364" table:style-name="ce38">
            <text:p>100.364</text:p>
          </table:table-cell>
          <table:table-cell office:value-type="percentage" office:value="0.58267149691143005" table:style-name="ce39">
            <text:p>58,3%</text:p>
          </table:table-cell>
          <table:table-cell office:value-type="float" office:value="24626" table:style-name="ce38">
            <text:p>24.626</text:p>
          </table:table-cell>
          <table:table-cell office:value-type="percentage" office:value="0.17355208817849943" table:style-name="ce39">
            <text:p>17,4%</text:p>
          </table:table-cell>
          <table:table-cell office:value-type="float" office:value="975989" table:style-name="ce38">
            <text:p>975.98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4495186381271572" table:style-name="ce39">
            <text:p>74,5%</text:p>
          </table:table-cell>
          <table:table-cell office:value-type="percentage" office:value="0.64581528812884159" table:style-name="ce39">
            <text:p>64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59" table:style-name="ce38">
            <text:p>41.959</text:p>
          </table:table-cell>
          <table:table-cell office:value-type="percentage" office:value="1" table:style-name="ce39">
            <text:p>100,0%</text:p>
          </table:table-cell>
          <table:table-cell office:value-type="float" office:value="55574" table:style-name="ce38">
            <text:p>55.574</text:p>
          </table:table-cell>
          <table:table-cell office:value-type="percentage" office:value="0.99609262976770863" table:style-name="ce39">
            <text:p>99,6%</text:p>
          </table:table-cell>
          <table:table-cell office:value-type="float" office:value="69863" table:style-name="ce38">
            <text:p>69.863</text:p>
          </table:table-cell>
          <table:table-cell office:value-type="percentage" office:value="0.94608905259736742" table:style-name="ce39">
            <text:p>94,6%</text:p>
          </table:table-cell>
          <table:table-cell office:value-type="float" office:value="88735" table:style-name="ce38">
            <text:p>88.735</text:p>
          </table:table-cell>
          <table:table-cell office:value-type="percentage" office:value="0.91768879144517757" table:style-name="ce39">
            <text:p>91,8%</text:p>
          </table:table-cell>
          <table:table-cell office:value-type="float" office:value="89889" table:style-name="ce38">
            <text:p>89.889</text:p>
          </table:table-cell>
          <table:table-cell office:value-type="percentage" office:value="0.8322901427751338" table:style-name="ce39">
            <text:p>83,2%</text:p>
          </table:table-cell>
          <table:table-cell office:value-type="float" office:value="55014" table:style-name="ce38">
            <text:p>55.014</text:p>
          </table:table-cell>
          <table:table-cell office:value-type="percentage" office:value="0.67633788618285984" table:style-name="ce39">
            <text:p>67,6%</text:p>
          </table:table-cell>
          <table:table-cell office:value-type="float" office:value="40834" table:style-name="ce38">
            <text:p>40.834</text:p>
          </table:table-cell>
          <table:table-cell office:value-type="percentage" office:value="0.59938056864385636" table:style-name="ce39">
            <text:p>59,9%</text:p>
          </table:table-cell>
          <table:table-cell office:value-type="float" office:value="11614" table:style-name="ce38">
            <text:p>11.614</text:p>
          </table:table-cell>
          <table:table-cell office:value-type="percentage" office:value="0.20596580832801306" table:style-name="ce39">
            <text:p>20,6%</text:p>
          </table:table-cell>
          <table:table-cell office:value-type="float" office:value="453482" table:style-name="ce38">
            <text:p>453.48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8004451676603237" table:style-name="ce39">
            <text:p>78,0%</text:p>
          </table:table-cell>
          <table:table-cell office:value-type="percentage" office:value="0.68585005679094124" table:style-name="ce39">
            <text:p>68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83" table:style-name="ce38">
            <text:p>161.483</text:p>
          </table:table-cell>
          <table:table-cell office:value-type="percentage" office:value="1.0223678379233936" table:style-name="ce39">
            <text:p>102,2%</text:p>
          </table:table-cell>
          <table:table-cell office:value-type="float" office:value="211597" table:style-name="ce38">
            <text:p>211.597</text:p>
          </table:table-cell>
          <table:table-cell office:value-type="percentage" office:value="0.99303551231691234" table:style-name="ce39">
            <text:p>99,3%</text:p>
          </table:table-cell>
          <table:table-cell office:value-type="float" office:value="270648" table:style-name="ce38">
            <text:p>270.648</text:p>
          </table:table-cell>
          <table:table-cell office:value-type="percentage" office:value="0.96618936951795487" table:style-name="ce39">
            <text:p>96,6%</text:p>
          </table:table-cell>
          <table:table-cell office:value-type="float" office:value="313906" table:style-name="ce38">
            <text:p>313.906</text:p>
          </table:table-cell>
          <table:table-cell office:value-type="percentage" office:value="0.92331540074769769" table:style-name="ce39">
            <text:p>92,3%</text:p>
          </table:table-cell>
          <table:table-cell office:value-type="float" office:value="304503" table:style-name="ce38">
            <text:p>304.503</text:p>
          </table:table-cell>
          <table:table-cell office:value-type="percentage" office:value="0.84085957369253839" table:style-name="ce39">
            <text:p>84,1%</text:p>
          </table:table-cell>
          <table:table-cell office:value-type="float" office:value="160439" table:style-name="ce38">
            <text:p>160.439</text:p>
          </table:table-cell>
          <table:table-cell office:value-type="percentage" office:value="0.61578702939629926" table:style-name="ce39">
            <text:p>61,6%</text:p>
          </table:table-cell>
          <table:table-cell office:value-type="float" office:value="84448" table:style-name="ce38">
            <text:p>84.448</text:p>
          </table:table-cell>
          <table:table-cell office:value-type="percentage" office:value="0.41902607004277193" table:style-name="ce39">
            <text:p>41,9%</text:p>
          </table:table-cell>
          <table:table-cell office:value-type="float" office:value="36292" table:style-name="ce38">
            <text:p>36.292</text:p>
          </table:table-cell>
          <table:table-cell office:value-type="percentage" office:value="0.21524738146922412" table:style-name="ce39">
            <text:p>21,5%</text:p>
          </table:table-cell>
          <table:table-cell office:value-type="float" office:value="1543316" table:style-name="ce38">
            <text:p>1.543.31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7790339742623649" table:style-name="ce39">
            <text:p>77,8%</text:p>
          </table:table-cell>
          <table:table-cell office:value-type="percentage" office:value="0.69502959688431099" table:style-name="ce39">
            <text:p>69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2" table:style-name="ce38">
            <text:p>2.352</text:p>
          </table:table-cell>
          <table:table-cell office:value-type="percentage" office:value="0.90287907869481765" table:style-name="ce39">
            <text:p>90,3%</text:p>
          </table:table-cell>
          <table:table-cell office:value-type="float" office:value="3814" table:style-name="ce38">
            <text:p>3.814</text:p>
          </table:table-cell>
          <table:table-cell office:value-type="percentage" office:value="0.88327929597035659" table:style-name="ce39">
            <text:p>88,3%</text:p>
          </table:table-cell>
          <table:table-cell office:value-type="float" office:value="7221" table:style-name="ce38">
            <text:p>7.221</text:p>
          </table:table-cell>
          <table:table-cell office:value-type="percentage" office:value="0.91905307369224898" table:style-name="ce39">
            <text:p>91,9%</text:p>
          </table:table-cell>
          <table:table-cell office:value-type="float" office:value="9956" table:style-name="ce38">
            <text:p>9.956</text:p>
          </table:table-cell>
          <table:table-cell office:value-type="percentage" office:value="0.8615437867774316" table:style-name="ce39">
            <text:p>86,2%</text:p>
          </table:table-cell>
          <table:table-cell office:value-type="float" office:value="10017" table:style-name="ce38">
            <text:p>10.017</text:p>
          </table:table-cell>
          <table:table-cell office:value-type="percentage" office:value="0.79235880398671099" table:style-name="ce39">
            <text:p>79,2%</text:p>
          </table:table-cell>
          <table:table-cell office:value-type="float" office:value="7585" table:style-name="ce38">
            <text:p>7.585</text:p>
          </table:table-cell>
          <table:table-cell office:value-type="percentage" office:value="0.63771649571212374" table:style-name="ce39">
            <text:p>63,8%</text:p>
          </table:table-cell>
          <table:table-cell office:value-type="float" office:value="6751" table:style-name="ce38">
            <text:p>6.751</text:p>
          </table:table-cell>
          <table:table-cell office:value-type="percentage" office:value="0.61557399471140695" table:style-name="ce39">
            <text:p>61,6%</text:p>
          </table:table-cell>
          <table:table-cell office:value-type="float" office:value="3436" table:style-name="ce38">
            <text:p>3.436</text:p>
          </table:table-cell>
          <table:table-cell office:value-type="percentage" office:value="0.37650668419899191" table:style-name="ce39">
            <text:p>37,7%</text:p>
          </table:table-cell>
          <table:table-cell office:value-type="float" office:value="51132" table:style-name="ce38">
            <text:p>51.13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2052420207144363" table:style-name="ce39">
            <text:p>72,1%</text:p>
          </table:table-cell>
          <table:table-cell office:value-type="percentage" office:value="0.60725398446592715" table:style-name="ce39">
            <text:p>60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5" table:style-name="ce38">
            <text:p>1.945</text:p>
          </table:table-cell>
          <table:table-cell office:value-type="percentage" office:value="0.82801191996594292" table:style-name="ce39">
            <text:p>82,8%</text:p>
          </table:table-cell>
          <table:table-cell office:value-type="float" office:value="3200" table:style-name="ce38">
            <text:p>3.200</text:p>
          </table:table-cell>
          <table:table-cell office:value-type="percentage" office:value="0.85378868729989332" table:style-name="ce39">
            <text:p>85,4%</text:p>
          </table:table-cell>
          <table:table-cell office:value-type="float" office:value="6856" table:style-name="ce38">
            <text:p>6.856</text:p>
          </table:table-cell>
          <table:table-cell office:value-type="percentage" office:value="0.87594225118180657" table:style-name="ce39">
            <text:p>87,6%</text:p>
          </table:table-cell>
          <table:table-cell office:value-type="float" office:value="9212" table:style-name="ce38">
            <text:p>9.212</text:p>
          </table:table-cell>
          <table:table-cell office:value-type="percentage" office:value="0.81529338879546864" table:style-name="ce39">
            <text:p>81,5%</text:p>
          </table:table-cell>
          <table:table-cell office:value-type="float" office:value="9401" table:style-name="ce38">
            <text:p>9.401</text:p>
          </table:table-cell>
          <table:table-cell office:value-type="percentage" office:value="0.78328611898016998" table:style-name="ce39">
            <text:p>78,3%</text:p>
          </table:table-cell>
          <table:table-cell office:value-type="float" office:value="7509" table:style-name="ce38">
            <text:p>7.509</text:p>
          </table:table-cell>
          <table:table-cell office:value-type="percentage" office:value="0.61889062886343027" table:style-name="ce39">
            <text:p>61,9%</text:p>
          </table:table-cell>
          <table:table-cell office:value-type="float" office:value="6771" table:style-name="ce38">
            <text:p>6.771</text:p>
          </table:table-cell>
          <table:table-cell office:value-type="percentage" office:value="0.56448520216756981" table:style-name="ce39">
            <text:p>56,4%</text:p>
          </table:table-cell>
          <table:table-cell office:value-type="float" office:value="3282" table:style-name="ce38">
            <text:p>3.282</text:p>
          </table:table-cell>
          <table:table-cell office:value-type="percentage" office:value="0.34280342594526841" table:style-name="ce39">
            <text:p>34,3%</text:p>
          </table:table-cell>
          <table:table-cell office:value-type="float" office:value="48176" table:style-name="ce38">
            <text:p>48.17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923357818602226" table:style-name="ce39">
            <text:p>67,9%</text:p>
          </table:table-cell>
          <table:table-cell office:value-type="percentage" office:value="0.55326381551747894" table:style-name="ce39">
            <text:p>55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92" table:style-name="ce38">
            <text:p>3.392</text:p>
          </table:table-cell>
          <table:table-cell office:value-type="string" table:style-name="ce39">
            <text:p>-</text:p>
          </table:table-cell>
          <table:table-cell office:value-type="float" office:value="9009" table:style-name="ce38">
            <text:p>9.009</text:p>
          </table:table-cell>
          <table:table-cell office:value-type="string" table:style-name="ce39">
            <text:p>-</text:p>
          </table:table-cell>
          <table:table-cell office:value-type="float" office:value="20624" table:style-name="ce38">
            <text:p>20.624</text:p>
          </table:table-cell>
          <table:table-cell office:value-type="string" table:style-name="ce39">
            <text:p>-</text:p>
          </table:table-cell>
          <table:table-cell office:value-type="float" office:value="29262" table:style-name="ce38">
            <text:p>29.262</text:p>
          </table:table-cell>
          <table:table-cell office:value-type="string" table:style-name="ce39">
            <text:p>-</text:p>
          </table:table-cell>
          <table:table-cell office:value-type="float" office:value="21892" table:style-name="ce38">
            <text:p>21.892</text:p>
          </table:table-cell>
          <table:table-cell office:value-type="string" table:style-name="ce39">
            <text:p>-</text:p>
          </table:table-cell>
          <table:table-cell office:value-type="float" office:value="842" table:style-name="ce38">
            <text:p>842</text:p>
          </table:table-cell>
          <table:table-cell office:value-type="string" table:style-name="ce39">
            <text:p>-</text:p>
          </table:table-cell>
          <table:table-cell office:value-type="float" office:value="85063" table:style-name="ce38">
            <text:p>85.06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50" table:style-name="ce41">
            <text:p>150</text:p>
          </table:table-cell>
          <table:table-cell office:value-type="string" table:style-name="ce42">
            <text:p>-</text:p>
          </table:table-cell>
          <table:table-cell office:value-type="float" office:value="450" table:style-name="ce41">
            <text:p>450</text:p>
          </table:table-cell>
          <table:table-cell office:value-type="string" table:style-name="ce42">
            <text:p>-</text:p>
          </table:table-cell>
          <table:table-cell office:value-type="float" office:value="839" table:style-name="ce41">
            <text:p>839</text:p>
          </table:table-cell>
          <table:table-cell office:value-type="string" table:style-name="ce42">
            <text:p>-</text:p>
          </table:table-cell>
          <table:table-cell office:value-type="float" office:value="894" table:style-name="ce41">
            <text:p>894</text:p>
          </table:table-cell>
          <table:table-cell office:value-type="string" table:style-name="ce42">
            <text:p>-</text:p>
          </table:table-cell>
          <table:table-cell office:value-type="float" office:value="805" table:style-name="ce41">
            <text:p>805</text:p>
          </table:table-cell>
          <table:table-cell office:value-type="string" table:style-name="ce42">
            <text:p>-</text:p>
          </table:table-cell>
          <table:table-cell office:value-type="float" office:value="72" table:style-name="ce41">
            <text:p>72</text:p>
          </table:table-cell>
          <table:table-cell office:value-type="string" table:style-name="ce42">
            <text:p>-</text:p>
          </table:table-cell>
          <table:table-cell office:value-type="float" office:value="3245" table:style-name="ce41">
            <text:p>3.24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0738" table:style-name="ce45">
            <text:p>2.890.738</text:p>
          </table:table-cell>
          <table:table-cell office:value-type="percentage" office:value="1" table:style-name="ce46">
            <text:p>100,0%</text:p>
          </table:table-cell>
          <table:table-cell office:value-type="float" office:value="3894795" table:style-name="ce45">
            <text:p>3.894.795</text:p>
          </table:table-cell>
          <table:table-cell office:value-type="percentage" office:value="0.98352291451233509" table:style-name="ce46">
            <text:p>98,4%</text:p>
          </table:table-cell>
          <table:table-cell office:value-type="float" office:value="5077549" table:style-name="ce45">
            <text:p>5.077.549</text:p>
          </table:table-cell>
          <table:table-cell office:value-type="percentage" office:value="0.95138885505789228" table:style-name="ce46">
            <text:p>95,1%</text:p>
          </table:table-cell>
          <table:table-cell office:value-type="float" office:value="6406996" table:style-name="ce45">
            <text:p>6.406.996</text:p>
          </table:table-cell>
          <table:table-cell office:value-type="percentage" office:value="0.91095083876629279" table:style-name="ce46">
            <text:p>91,1%</text:p>
          </table:table-cell>
          <table:table-cell office:value-type="float" office:value="6534733" table:style-name="ce45">
            <text:p>6.534.733</text:p>
          </table:table-cell>
          <table:table-cell office:value-type="percentage" office:value="0.82804748815121432" table:style-name="ce46">
            <text:p>82,8%</text:p>
          </table:table-cell>
          <table:table-cell office:value-type="float" office:value="4063038" table:style-name="ce45">
            <text:p>4.063.038</text:p>
          </table:table-cell>
          <table:table-cell office:value-type="percentage" office:value="0.6521308493206619" table:style-name="ce46">
            <text:p>65,2%</text:p>
          </table:table-cell>
          <table:table-cell office:value-type="float" office:value="2578642" table:style-name="ce45">
            <text:p>2.578.642</text:p>
          </table:table-cell>
          <table:table-cell office:value-type="percentage" office:value="0.52150247540771422" table:style-name="ce46">
            <text:p>52,2%</text:p>
          </table:table-cell>
          <table:table-cell office:value-type="float" office:value="793291" table:style-name="ce45">
            <text:p>793.291</text:p>
          </table:table-cell>
          <table:table-cell office:value-type="percentage" office:value="0.20399975724447794" table:style-name="ce46">
            <text:p>20,4%</text:p>
          </table:table-cell>
          <table:table-cell office:value-type="float" office:value="32239782" table:style-name="ce45">
            <text:p>32.239.782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6543006693735949" table:style-name="ce46">
            <text:p>76,5%</text:p>
          </table:table-cell>
          <table:table-cell office:value-type="percentage" office:value="0.67943607688764751" table:style-name="ce46">
            <text:p>67,9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26T19:11:08Z</meta:creation-date>
    <dc:date>2021-08-26T19:11:22Z</dc:date>
  </office:meta>
</office:document-meta>
</file>